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nl" fo:country="NL" fo:font-weight="normal" officeooo:rsid="02e5ade6" officeooo:paragraph-rsid="0e0780d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2" style:family="paragraph" style:parent-style-name="Table_20_Contents">
      <style:text-properties style:font-name="Liberation Sans" fo:font-size="12pt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e1901df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e1901df" style:font-size-asian="12pt" style:font-size-complex="12pt" fo:hyphenate="false" fo:hyphenation-remain-char-count="2" fo:hyphenation-push-char-count="2" loext:hyphenation-no-caps="false"/>
    </style:style>
    <style:style style:name="P45" style:family="paragraph" style:parent-style-name="Standard">
      <style:text-properties style:font-name="Liberation Sans" fo:font-size="12pt" officeooo:paragraph-rsid="0e295d3a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7" style:family="paragraph" style:parent-style-name="Standard">
      <style:text-properties style:font-name="Liberation Sans" fo:font-size="12pt" officeooo:rsid="0e31e111" officeooo:paragraph-rsid="0e31e111" style:font-size-asian="12pt" style:font-size-complex="12pt"/>
    </style:style>
    <style:style style:name="P48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49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5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dadde07" fo:background-color="transparent" style:font-size-asian="12pt" style:font-size-complex="12pt"/>
    </style:style>
    <style:style style:name="P51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53" style:family="paragraph" style:parent-style-name="Standard">
      <style:text-properties officeooo:paragraph-rsid="0b0ddd8e"/>
    </style:style>
    <style:style style:name="P54" style:family="paragraph" style:parent-style-name="Standard">
      <style:text-properties officeooo:paragraph-rsid="0ca56a54"/>
    </style:style>
    <style:style style:name="P55" style:family="paragraph" style:parent-style-name="Standard">
      <style:text-properties officeooo:paragraph-rsid="0ca5faa5"/>
    </style:style>
    <style:style style:name="P56" style:family="paragraph" style:parent-style-name="Standard">
      <style:text-properties officeooo:paragraph-rsid="0ca6ddb9"/>
    </style:style>
    <style:style style:name="P57" style:family="paragraph" style:parent-style-name="Standard">
      <style:text-properties officeooo:paragraph-rsid="04f68805"/>
    </style:style>
    <style:style style:name="P58" style:family="paragraph" style:parent-style-name="Standard">
      <style:text-properties officeooo:paragraph-rsid="0bad8f69"/>
    </style:style>
    <style:style style:name="P59" style:family="paragraph" style:parent-style-name="Standard">
      <style:text-properties officeooo:paragraph-rsid="0a0f7b62"/>
    </style:style>
    <style:style style:name="P60" style:family="paragraph" style:parent-style-name="Standard">
      <style:text-properties officeooo:paragraph-rsid="0cb27039"/>
    </style:style>
    <style:style style:name="P61" style:family="paragraph" style:parent-style-name="Standard">
      <style:text-properties officeooo:paragraph-rsid="0cc50ec9"/>
    </style:style>
    <style:style style:name="P62" style:family="paragraph" style:parent-style-name="Standard">
      <style:text-properties officeooo:paragraph-rsid="0cc5fe5b"/>
    </style:style>
    <style:style style:name="P63" style:family="paragraph" style:parent-style-name="Standard">
      <style:text-properties officeooo:paragraph-rsid="0ce3fa52"/>
    </style:style>
    <style:style style:name="P64" style:family="paragraph" style:parent-style-name="Standard">
      <style:text-properties officeooo:paragraph-rsid="0ce58c9e"/>
    </style:style>
    <style:style style:name="P65" style:family="paragraph" style:parent-style-name="Standard">
      <style:text-properties officeooo:paragraph-rsid="0d13f73f"/>
    </style:style>
    <style:style style:name="P66" style:family="paragraph" style:parent-style-name="Standard">
      <style:text-properties officeooo:paragraph-rsid="0d1ec96e"/>
    </style:style>
    <style:style style:name="P67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9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1" style:family="paragraph" style:parent-style-name="Standard">
      <style:text-properties officeooo:paragraph-rsid="0d2e61eb"/>
    </style:style>
    <style:style style:name="P72" style:family="paragraph" style:parent-style-name="Standard">
      <style:text-properties officeooo:paragraph-rsid="0d804757"/>
    </style:style>
    <style:style style:name="P73" style:family="paragraph" style:parent-style-name="Standard">
      <style:text-properties officeooo:paragraph-rsid="0da26ad3"/>
    </style:style>
    <style:style style:name="P74" style:family="paragraph" style:parent-style-name="Standard">
      <style:text-properties officeooo:paragraph-rsid="0d1be4a7"/>
    </style:style>
    <style:style style:name="P75" style:family="paragraph" style:parent-style-name="Standard">
      <style:text-properties officeooo:paragraph-rsid="0daa4aef"/>
    </style:style>
    <style:style style:name="P76" style:family="paragraph" style:parent-style-name="Standard">
      <style:text-properties officeooo:paragraph-rsid="0daef67d"/>
    </style:style>
    <style:style style:name="P77" style:family="paragraph" style:parent-style-name="Standard">
      <style:text-properties officeooo:paragraph-rsid="0db0d4d1"/>
    </style:style>
    <style:style style:name="P78" style:family="paragraph" style:parent-style-name="Standard">
      <style:text-properties officeooo:paragraph-rsid="0db40abc"/>
    </style:style>
    <style:style style:name="P79" style:family="paragraph" style:parent-style-name="Standard">
      <style:text-properties officeooo:paragraph-rsid="0dbf3336"/>
    </style:style>
    <style:style style:name="P80" style:family="paragraph" style:parent-style-name="Standard">
      <style:text-properties officeooo:paragraph-rsid="0dce9327"/>
    </style:style>
    <style:style style:name="P81" style:family="paragraph" style:parent-style-name="Standard">
      <style:text-properties officeooo:rsid="0dde9a1c" officeooo:paragraph-rsid="0dde9a1c"/>
    </style:style>
    <style:style style:name="P82" style:family="paragraph" style:parent-style-name="Standard">
      <style:text-properties officeooo:rsid="0dde9a1c" officeooo:paragraph-rsid="0ddfbc49"/>
    </style:style>
    <style:style style:name="P83" style:family="paragraph" style:parent-style-name="Standard">
      <style:text-properties officeooo:paragraph-rsid="0deb3f7d"/>
    </style:style>
    <style:style style:name="P84" style:family="paragraph" style:parent-style-name="Footnote">
      <style:text-properties officeooo:paragraph-rsid="04473353"/>
    </style:style>
    <style:style style:name="P85" style:family="paragraph" style:parent-style-name="Footnote">
      <style:text-properties officeooo:paragraph-rsid="0cf7e116"/>
    </style:style>
    <style:style style:name="P86" style:family="paragraph" style:parent-style-name="Footnote">
      <style:text-properties officeooo:paragraph-rsid="0d2b38cd"/>
    </style:style>
    <style:style style:name="P87" style:family="paragraph" style:parent-style-name="Footnote">
      <style:text-properties officeooo:rsid="043ccc66" officeooo:paragraph-rsid="0dca2508"/>
    </style:style>
    <style:style style:name="P88" style:family="paragraph" style:parent-style-name="Footnote">
      <style:text-properties officeooo:rsid="043ccc66" officeooo:paragraph-rsid="0dd4342a"/>
    </style:style>
    <style:style style:name="P89" style:family="paragraph" style:parent-style-name="Footnote">
      <style:text-properties officeooo:rsid="043ccc66" officeooo:paragraph-rsid="0e1fcb79"/>
    </style:style>
    <style:style style:name="P90" style:family="paragraph" style:parent-style-name="Standard">
      <style:text-properties officeooo:paragraph-rsid="0e0f3ce4"/>
    </style:style>
    <style:style style:name="P91" style:family="paragraph" style:parent-style-name="Standard">
      <style:text-properties officeooo:rsid="0e12a1f2" officeooo:paragraph-rsid="0e12a1f2"/>
    </style:style>
    <style:style style:name="P92" style:family="paragraph" style:parent-style-name="Standard">
      <style:text-properties officeooo:paragraph-rsid="0e12a1f2"/>
    </style:style>
    <style:style style:name="P93" style:family="paragraph" style:parent-style-name="Standard">
      <style:text-properties officeooo:paragraph-rsid="0e153b91"/>
    </style:style>
    <style:style style:name="P94" style:family="paragraph" style:parent-style-name="Footnote">
      <style:text-properties officeooo:paragraph-rsid="0e1736d1"/>
    </style:style>
    <style:style style:name="P95" style:family="paragraph" style:parent-style-name="Standard">
      <style:text-properties officeooo:paragraph-rsid="0e26e14b"/>
    </style:style>
    <style:style style:name="P96" style:family="paragraph" style:parent-style-name="Footnote">
      <style:text-properties officeooo:rsid="0e2b2f17" officeooo:paragraph-rsid="0e2b2f17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2fdc07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d3c52c"/>
    </style:style>
    <style:style style:name="P9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105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10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10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d3c52c"/>
    </style:style>
    <style:style style:name="P10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officeooo:rsid="02f99a6c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5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1b44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0f89e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ff6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0ffa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70ffa9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af734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1b441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61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62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1c53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209bc7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7" style:family="text">
      <style:text-properties fo:color="#000000" loext:opacity="100%" style:text-line-through-style="none" style:text-line-through-type="none" style:text-underline-style="none"/>
    </style:style>
    <style:style style:name="T278" style:family="text">
      <style:text-properties fo:color="#000000" loext:opacity="100%" style:text-line-through-style="none" style:text-line-through-type="none" style:text-underline-style="none" officeooo:rsid="0aabd8f8"/>
    </style:style>
    <style:style style:name="T279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0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3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4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5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6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7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style:font-name="Ubuntu3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2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3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4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7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2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3" style:family="text">
      <style:text-properties fo:color="#000000" loext:opacity="100%" fo:language="nl" fo:country="NL" fo:font-weight="normal" officeooo:rsid="0e3321a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4" style:family="text">
      <style:text-properties fo:color="#000000" loext:opacity="100%" fo:language="nl" fo:country="NL" fo:font-weight="normal" officeooo:rsid="0e34600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5" style:family="text">
      <style:text-properties fo:color="#000000" loext:opacity="100%" fo:language="nl" fo:country="NL" fo:font-weight="normal" officeooo:rsid="0e35e72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30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308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9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10" style:family="text">
      <style:text-properties fo:color="#000000" loext:opacity="100%" fo:language="nl" fo:country="NL" fo:font-weight="bold" officeooo:rsid="0e3321a9" fo:background-color="transparent" loext:char-shading-value="0" style:language-asian="nl" style:country-asian="NL" style:font-weight-asian="bold" style:font-name-complex="Bitstream Vera Sans" style:font-weight-complex="bold"/>
    </style:style>
    <style:style style:name="T31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6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7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6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9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0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41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42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43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44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45" style:family="text">
      <style:text-properties fo:color="#000000" loext:opacity="100%" style:font-name="Liberation Sans" fo:font-size="12pt" style:text-underline-style="none" officeooo:rsid="050aa1f1" style:font-size-asian="12pt" style:font-size-complex="12pt"/>
    </style:style>
    <style:style style:name="T346" style:family="text">
      <style:text-properties fo:color="#000000" loext:opacity="100%" style:font-name="Liberation Sans" fo:font-size="12pt" style:text-underline-style="none" officeooo:rsid="057e0008" style:font-size-asian="12pt" style:font-size-complex="12pt"/>
    </style:style>
    <style:style style:name="T347" style:family="text">
      <style:text-properties fo:color="#000000" loext:opacity="100%" style:font-name="Liberation Sans" fo:font-size="10pt" fo:language="nl" fo:country="NL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8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9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 loext:padding="0.049cm" loext:border="0.31pt solid #000000"/>
    </style:style>
    <style:style style:name="T350" style:family="text">
      <style:text-properties fo:color="#000000" loext:opacity="100%" style:font-name="Liberation Sans" fo:font-size="10pt" fo:language="nl" fo:country="NL" fo:font-weight="bold" style:font-name-asian="HG Mincho Light J" style:font-size-asian="10pt" style:language-asian="nl" style:country-asian="NL" style:font-weight-asian="bold" style:font-name-complex="Arial Unicode MS" style:font-size-complex="10pt" style:language-complex="nl" style:country-complex="NL" style:font-weight-complex="bold"/>
    </style:style>
    <style:style style:name="T351" style:family="text">
      <style:text-properties fo:color="#000000" loext:opacity="100%" officeooo:rsid="004804ae"/>
    </style:style>
    <style:style style:name="T352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54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55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56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57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58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59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60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61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62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63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64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71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7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7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74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7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76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77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78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79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8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3" style:family="text">
      <style:text-properties style:use-window-font-color="true" loext:opacity="0%" style:font-name="Liberation Sans" officeooo:rsid="047da547"/>
    </style:style>
    <style:style style:name="T38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86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8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8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1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6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8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9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0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1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2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3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4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5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07" style:family="text">
      <style:text-properties style:use-window-font-color="true" loext:opacity="0%" style:font-name="Liberation Sans" fo:font-size="12pt" style:font-size-asian="12pt" style:font-size-complex="12pt"/>
    </style:style>
    <style:style style:name="T408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09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0" style:family="text">
      <style:text-properties officeooo:rsid="04473353"/>
    </style:style>
    <style:style style:name="T41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3" style:family="text">
      <style:text-properties officeooo:rsid="0a6f0a69"/>
    </style:style>
    <style:style style:name="T414" style:family="text">
      <style:text-properties officeooo:rsid="0aace3cd"/>
    </style:style>
    <style:style style:name="T415" style:family="text">
      <style:text-properties officeooo:rsid="0b952edb"/>
    </style:style>
    <style:style style:name="T416" style:family="text">
      <style:text-properties fo:font-size="8pt" style:font-size-asian="8pt" style:font-size-complex="8pt" loext:padding="0.049cm" loext:border="0.31pt solid #000000"/>
    </style:style>
    <style:style style:name="T417" style:family="text">
      <style:text-properties officeooo:rsid="0394a435"/>
    </style:style>
    <style:style style:name="T418" style:family="text">
      <style:text-properties officeooo:rsid="0be4091b"/>
    </style:style>
    <style:style style:name="T419" style:family="text">
      <style:text-properties officeooo:rsid="0bf888a9"/>
    </style:style>
    <style:style style:name="T420" style:family="text">
      <style:text-properties officeooo:rsid="0cf7e116"/>
    </style:style>
    <style:style style:name="T421" style:family="text">
      <style:text-properties officeooo:rsid="0d52ea33"/>
    </style:style>
    <style:style style:name="T422" style:family="text">
      <style:text-properties officeooo:rsid="0de11971"/>
    </style:style>
    <style:style style:name="T423" style:family="text">
      <style:text-properties style:font-name="Liberation Sans"/>
    </style:style>
    <style:style style:name="T424" style:family="text">
      <style:text-properties style:font-name="Liberation Sans" fo:font-size="12pt"/>
    </style:style>
    <style:style style:name="T425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27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8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3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32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3" style:family="text">
      <style:text-properties style:font-name="Liberation Sans" fo:font-size="12pt" fo:font-style="normal" officeooo:rsid="00bddfbe" style:font-size-asian="12pt" style:font-size-complex="12pt"/>
    </style:style>
    <style:style style:name="T434" style:family="text">
      <style:text-properties style:font-name="Liberation Sans" fo:font-size="12pt" officeooo:rsid="047da547" style:font-size-asian="12pt"/>
    </style:style>
    <style:style style:name="T435" style:family="text">
      <style:text-properties style:font-name="Liberation Sans" fo:font-size="12pt" style:font-size-asian="12pt" style:font-size-complex="12pt"/>
    </style:style>
    <style:style style:name="T436" style:family="text">
      <style:text-properties style:font-name="Liberation Sans" fo:font-size="12pt" officeooo:rsid="01657261" style:font-size-asian="12pt" style:font-size-complex="12pt"/>
    </style:style>
    <style:style style:name="T437" style:family="text">
      <style:text-properties style:font-name="Liberation Sans" fo:font-size="12pt" officeooo:rsid="00bddfbe" style:font-size-asian="12pt" style:font-size-complex="12pt"/>
    </style:style>
    <style:style style:name="T438" style:family="text">
      <style:text-properties style:font-name="Liberation Sans" fo:font-size="12pt" officeooo:rsid="050aa1f1" style:font-size-asian="12pt" style:font-size-complex="12pt"/>
    </style:style>
    <style:style style:name="T439" style:family="text">
      <style:text-properties style:font-name="Liberation Sans" fo:font-size="12pt" officeooo:rsid="05903285" style:font-size-asian="12pt" style:font-size-complex="12pt"/>
    </style:style>
    <style:style style:name="T440" style:family="text">
      <style:text-properties style:font-name="Liberation Sans" fo:font-size="12pt" officeooo:rsid="0594b105" style:font-size-asian="12pt" style:font-size-complex="12pt"/>
    </style:style>
    <style:style style:name="T441" style:family="text">
      <style:text-properties style:font-name="Liberation Sans" fo:font-size="12pt" officeooo:rsid="0d1ec96e" style:font-size-asian="12pt" style:font-size-complex="12pt"/>
    </style:style>
    <style:style style:name="T442" style:family="text">
      <style:text-properties style:font-name="Liberation Sans" officeooo:rsid="047fb57c"/>
    </style:style>
    <style:style style:name="T443" style:family="text">
      <style:text-properties style:font-name="Liberation Sans" officeooo:rsid="047da547"/>
    </style:style>
    <style:style style:name="T444" style:family="text">
      <style:text-properties officeooo:rsid="0dfbebc7"/>
    </style:style>
    <style:style style:name="T445" style:family="text">
      <style:text-properties officeooo:rsid="01657261" style:font-size-complex="12pt"/>
    </style:style>
    <style:style style:name="T446" style:family="text">
      <style:text-properties officeooo:rsid="0e1061f0"/>
    </style:style>
    <style:style style:name="T447" style:family="text">
      <style:text-properties officeooo:rsid="0e1fd37f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officeooo:rsid="0e319beb" style:font-weight-asian="bold" style:font-weight-complex="bold"/>
    </style:style>
    <style:style style:name="T450" style:family="text">
      <style:text-properties fo:font-weight="bold" officeooo:rsid="0e295d3a" style:font-weight-asian="bold" style:font-weight-complex="bold"/>
    </style:style>
    <style:style style:name="T451" style:family="text">
      <style:text-properties officeooo:rsid="0e2e0824"/>
    </style:style>
    <style:style style:name="T452" style:family="text">
      <style:text-properties officeooo:rsid="0e319beb"/>
    </style:style>
    <style:style style:name="T453" style:family="text">
      <style:text-properties officeooo:rsid="0e295d3a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9"><text:span text:style-name="Strong_20_Emphasis"><text:span text:style-name="T312">C</text:span></text:span><text:span text:style-name="Strong_20_Emphasis"><text:span text:style-name="T311">hecklist voor </text:span></text:span><text:span text:style-name="Strong_20_Emphasis"><text:span text:style-name="T313">de installatie</text:span></text:span><text:span text:style-name="Strong_20_Emphasis"><text:span text:style-name="T311"> van </text:span></text:span><text:reference-mark-start text:name="Distributie"/><text:span text:style-name="Strong_20_Emphasis"><text:span text:style-name="T314">Ubuntu</text:span></text:span><text:reference-mark-end text:name="Distributie"/><text:span text:style-name="Strong_20_Emphasis"><text:span text:style-name="T314"> </text:span></text:span><text:reference-mark-start text:name="Versie"/><text:span text:style-name="Strong_20_Emphasis"><text:span text:style-name="T315">2</text:span></text:span><text:span text:style-name="Strong_20_Emphasis"><text:span text:style-name="T321">2</text:span></text:span><text:span text:style-name="Strong_20_Emphasis"><text:span text:style-name="T316">.04</text:span></text:span><text:reference-mark-end text:name="Versie"/><text:span text:style-name="Strong_20_Emphasis"><text:span text:style-name="T322"> </text:span></text:span><text:span text:style-name="Strong_20_Emphasis"><text:span text:style-name="T323">LTS</text:span></text:span><text:span text:style-name="Strong_20_Emphasis"><text:span text:style-name="T317"><text:note text:id="ftn1" text:note-class="footnote"><text:note-citation>1</text:note-citation><text:note-body><text:p text:style-name="P94"><text:span text:style-name="T417">Deze versie </text:span><text:span text:style-name="T418">2</text:span><text:span text:style-name="T444">2</text:span><text:span text:style-name="T418">.04 </text:span><text:span text:style-name="T417">heeft codenaam Jammy Jellyfish (</text:span><text:span text:style-name="T352">jammy</text:span><text:span text:style-name="T417">) en is een zogenaamde LTS-versie (</text:span><text:span text:style-name="T422">LTS=</text:span><text:span text:style-name="T417">Long-Term Support, langetermijnondersteuning). <text:s/>Een LTS-versie verschijnt iedere twee jaar </text:span><text:span text:style-name="T421">in </text:span><text:span text:style-name="T417">april (deze in april 202</text:span><text:span text:style-name="T444">2</text:span><text:span text:style-name="T417">) en wordt </text:span><text:span text:style-name="T447">standaard </text:span><text:span text:style-name="T417">vanaf vrijgave </text:span><text:span text:style-name="T289">vijf</text:span><text:span text:style-name="T417"> jaar ondersteund</text:span><text:span text:style-name="T413"> </text:span><text:span text:style-name="T417">(</text:span><text:span text:style-name="T419">updates </text:span><text:span text:style-name="T417">tot april 202</text:span><text:span text:style-name="T444">7</text:span><text:span text:style-name="T413">)</text:span><text:span text:style-name="T417">.</text:span></text:p></text:note-body></text:note></text:span></text:span><text:span text:style-name="Strong_20_Emphasis"><text:span text:style-name="T318"> </text:span></text:span><text:reference-mark-start text:name="Editie"/><text:span text:style-name="Strong_20_Emphasis"><text:span text:style-name="T319">desktop</text:span></text:span><text:reference-mark-end text:name="Editie"/><text:span text:style-name="Strong_20_Emphasis"><text:span text:style-name="T320">.</text:span></text:span></text:p>
      <text:p text:style-name="P9"/>
      <text:p text:style-name="P93"><text:span text:style-name="T53">Kijk op</text:span><text:span text:style-name="T311"> </text:span><text:a xlink:type="simple" xlink:href="https://karelzimmer.nl/" text:style-name="Internet_20_link" text:visited-style-name="Visited_20_Internet_20_Link"><text:span text:style-name="Internet_20_link"><text:span text:style-name="T425">karelzimmer.nl</text:span></text:span></text:a><text:span text:style-name="T311"> </text:span><text:span text:style-name="T380">voor</text:span><text:span text:style-name="T381"> </text:span><text:span text:style-name="T382">deze en andere </text:span><text:span text:style-name="T96">checklists, scripts, </text:span><text:span text:style-name="T97">en informatie</text:span><text:span text:style-name="T96">.</text:span></text:p>
      <text:p text:style-name="P10"/>
      <text:p text:style-name="P49"><text:span text:style-name="T45">D</text:span><text:span text:style-name="T44">it is een invulbare PD</text:span><text:span text:style-name="T46">F</text:span><text:span text:style-name="T44"> met tekst- en keuzevakken; </text:span><text:span text:style-name="T47">a</text:span><text:span text:style-name="T44">fdrukken is niet noodzakelijk.</text:span></text:p>
      <text:p text:style-name="P11"/>
      <text:p text:style-name="P8"><text:span text:style-name="T423">V</text:span><text:span text:style-name="T442">ul de waarden in het tekstvak achter de </text:span><text:span text:style-name="Definition"><text:span text:style-name="T434">schuingedrukte</text:span></text:span><text:span text:style-name="T423"> </text:span><text:span text:style-name="T443">woorden </text:span><text:span text:style-name="T383">(zie toelichting)</text:span><text:span text:style-name="T443">:</text:span></text:p>
      <text:p text:style-name="P3"><text:span text:style-name="Definition"><text:span text:style-name="T401">g</text:span></text:span><text:span text:style-name="Definition"><text:span text:style-name="T400">ebruiker</text:span></text:span><text:span text:style-name="Definition"><text:span text:style-name="T389"><text:tab/><text:tab/></text:span></text:span><text:span text:style-name="Definition"><text:span text:style-name="T407"> <text:tab/><text:tab/></text:span></text:span><text:span text:style-name="T390"><draw:control text:anchor-type="as-char" svg:y="-0.429cm" draw:z-index="14" draw:name="Gebruiker" draw:style-name="gr2" draw:text-style-name="P109" svg:width="6.061cm" svg:height="0.6cm" draw:control="control15"><svg:title>Gebruiker</svg:title><svg:desc>Volledige naam, bijv. Jan Stek</svg:desc></draw:control></text:span><text:span text:style-name="T390"><text:tab/></text:span><text:span text:style-name="T391">(</text:span><text:span text:style-name="T385">volledige naam, bijv. </text:span><text:span text:style-name="T387">J</text:span><text:span text:style-name="T406">a</text:span><text:span text:style-name="T387">n </text:span><text:span text:style-name="T406">Jansen</text:span><text:span text:style-name="T386">)</text:span></text:p>
      <text:p text:style-name="Standard"><text:span text:style-name="Definition"><text:span text:style-name="T401">g</text:span></text:span><text:span text:style-name="Definition"><text:span text:style-name="T400">ebruikersnaam</text:span></text:span><text:span text:style-name="Definition"><text:span text:style-name="T384"><text:tab/></text:span></text:span><text:span text:style-name="Definition"><text:span text:style-name="T384"><draw:control text:anchor-type="as-char" svg:y="-0.429cm" draw:z-index="15" draw:name="Gberuikersnaam" draw:style-name="gr2" draw:text-style-name="P109" svg:width="6.061cm" svg:height="0.6cm" draw:control="control16"><svg:title>Gebruikersnaam</svg:title><svg:desc>Korte naam, bijv. jan</svg:desc></draw:control></text:span></text:span><text:span text:style-name="Definition"><text:span text:style-name="T384"><text:tab/></text:span></text:span><text:span text:style-name="T426">(korte naam, bijv. </text:span><text:span text:style-name="T326">j</text:span><text:span text:style-name="T327">an</text:span><text:span text:style-name="T426">)</text:span></text:p>
      <text:p text:style-name="P2"><text:span text:style-name="Definition"><text:span text:style-name="T404">c</text:span></text:span><text:span text:style-name="Definition"><text:span text:style-name="T403">omputernaam</text:span></text:span><text:span text:style-name="Definition"><text:span text:style-name="T392"><text:tab/><text:tab/></text:span></text:span><text:span text:style-name="Definition"><text:span text:style-name="T390"><draw:control text:anchor-type="as-char" svg:y="-0.429cm" draw:z-index="16" draw:name="Computernaam" draw:style-name="gr2" draw:text-style-name="P109" svg:width="6.061cm" svg:height="0.6cm" draw:control="control17"><svg:title>Computernaam</svg:title><svg:desc>Unieke naam van de computer</svg:desc></draw:control></text:span></text:span><text:span text:style-name="Definition"><text:span text:style-name="T390"><text:tab/></text:span></text:span><text:span text:style-name="Definition"><text:span text:style-name="T393">(</text:span></text:span><text:span text:style-name="Definition"><text:span text:style-name="T394">naam van de compute</text:span></text:span><text:span text:style-name="Definition"><text:span text:style-name="T395">r, </text:span></text:span><text:span text:style-name="Definition"><text:span text:style-name="T396">bijv. pc01</text:span></text:span><text:span text:style-name="Definition"><text:span text:style-name="T393">)</text:span></text:span></text:p>
      <text:p text:style-name="P2"><text:span text:style-name="Definition"><text:span text:style-name="T401">o</text:span></text:span><text:span text:style-name="Definition"><text:span text:style-name="T400">pstartmenu</text:span></text:span><text:span text:style-name="Definition"><text:span text:style-name="T390"><text:tab/><text:tab/><text:tab/></text:span></text:span><text:span text:style-name="Definition"><text:span text:style-name="T390"><draw:control text:anchor-type="as-char" svg:y="-0.429cm" draw:z-index="17" draw:name="Opstartmenu" draw:style-name="gr2" draw:text-style-name="P109" svg:width="6.061cm" svg:height="0.6cm" draw:control="control18"><svg:title>Opstartmenu</svg:title><svg:desc>Toets voor het opstartmenu ("bootmenu")</svg:desc></draw:control></text:span></text:span><text:span text:style-name="Definition"><text:span text:style-name="T390"><text:tab/></text:span></text:span><text:span text:style-name="Definition"><text:span text:style-name="T393">(</text:span></text:span><text:span text:style-name="Definition"><text:span text:style-name="T394">to</text:span></text:span><text:span text:style-name="Definition"><text:span text:style-name="T397">ets voor het opstartmedium</text:span></text:span><text:span text:style-name="Definition"><text:span text:style-name="T398">)</text:span></text:span></text:p>
      <text:p text:style-name="P2"><text:span text:style-name="Definition"><text:span text:style-name="T404">i</text:span></text:span><text:span text:style-name="Definition"><text:span text:style-name="T405">nstellingen</text:span></text:span><text:span text:style-name="T393"><text:tab/><text:tab/> <text:tab/></text:span><text:span text:style-name="T393"><draw:control text:anchor-type="as-char" svg:y="-0.429cm" draw:z-index="13" draw:name="Instellingen" draw:style-name="gr2" draw:text-style-name="P109" svg:width="6.061cm" svg:height="0.6cm" draw:control="control14"><svg:title>Instellingen</svg:title><svg:desc>Toets voor het BIOS/UEFI-scherm ("setup")</svg:desc></draw:control></text:span><text:span text:style-name="T393"><text:tab/>(</text:span><text:span text:style-name="T394">toets voor het BIOS/UEFI-scherm</text:span><text:span text:style-name="T393">)</text:span></text:p>
      <text:p text:style-name="P5"><text:span text:style-name="Definition"><text:span text:style-name="T401">g</text:span></text:span><text:span text:style-name="Definition"><text:span text:style-name="T400">ebruiker</text:span></text:span><text:span text:style-name="Definition"><text:span text:style-name="T402">2</text:span></text:span><text:span text:style-name="Definition"><text:span text:style-name="T389"><text:tab/></text:span></text:span><text:span text:style-name="Definition"><text:span text:style-name="T407"> <text:tab/><text:tab/></text:span></text:span><text:span text:style-name="T390"><draw:control text:anchor-type="as-char" svg:y="-0.429cm" draw:z-index="26" draw:name="Gebruiker 1" draw:style-name="gr2" draw:text-style-name="P109" svg:width="6.061cm" svg:height="0.6cm" draw:control="control27"><svg:title>Gebruiker</svg:title><svg:desc>Volledige naam, bijv. Jan Stek</svg:desc></draw:control></text:span><text:span text:style-name="T390"><text:tab/></text:span><text:span text:style-name="T391">(</text:span><text:span text:style-name="T385">volledige naam </text:span><text:span text:style-name="T388">evt. 2</text:span><text:span text:style-name="T408">e</text:span><text:span text:style-name="T388"> gebruiker</text:span><text:span text:style-name="T386">)</text:span></text:p>
      <text:p text:style-name="P95"><text:span text:style-name="Definition"><text:span text:style-name="T401">g</text:span></text:span><text:span text:style-name="Definition"><text:span text:style-name="T400">ebruikersnaam</text:span></text:span><text:span text:style-name="Definition"><text:span text:style-name="T402">2</text:span></text:span><text:span text:style-name="Definition"><text:span text:style-name="T384"><text:tab/></text:span></text:span><text:span text:style-name="Definition"><text:span text:style-name="T384"><draw:control text:anchor-type="as-char" svg:y="-0.429cm" draw:z-index="27" draw:name="Gberuikersnaam 1" draw:style-name="gr2" draw:text-style-name="P109" svg:width="6.061cm" svg:height="0.6cm" draw:control="control28"><svg:title>Gebruikersnaam</svg:title><svg:desc>Korte naam, bijv. jan</svg:desc></draw:control></text:span></text:span><text:span text:style-name="Definition"><text:span text:style-name="T384"><text:tab/></text:span></text:span><text:span text:style-name="T426">(korte naam</text:span><text:span text:style-name="T327"> </text:span><text:span text:style-name="T399">evt. 2</text:span><text:span text:style-name="T409">e</text:span><text:span text:style-name="T399"> gebruiker</text:span><text:span text:style-name="T426">)</text:span></text:p>
      <text:p text:style-name="P5"><text:span text:style-name="T328">Vervang </text:span><text:span text:style-name="Definition"><text:span text:style-name="T428">schuingedrukte</text:span></text:span><text:span text:style-name="T328"> </text:span><text:span text:style-name="T329">woorden </text:span><text:span text:style-name="T328">in deze checklist door </text:span><text:span text:style-name="T329">boven</text:span><text:span text:style-name="T328">staande waarden.</text:span></text:p>
      <text:p text:style-name="P12"/>
      <text:p text:style-name="P1"><text:span text:style-name="Strong_20_Emphasis"><text:span text:style-name="T336"/></text:span></text:p>
      <text:p text:style-name="P4"><text:span text:style-name="T330">Nog niet op Linux?<text:tab/></text:span><text:span text:style-name="T334"><text:tab/></text:span><text:span text:style-name="T335">G</text:span><text:span text:style-name="T331">ebruik </text:span><text:span text:style-name="Strong_20_Emphasis"><text:span text:style-name="T338">Checklist migratie</text:span></text:span><text:span text:style-name="T331"> op </text:span><text:a xlink:type="simple" xlink:href="https://karelzimer.nl/" text:style-name="Internet_20_link" text:visited-style-name="Visited_20_Internet_20_Link"><text:span text:style-name="Internet_20_link"><text:span text:style-name="T427">karelzimmer.nl</text:span></text:span></text:a><text:span text:style-name="T332"> onder </text:span><text:span text:style-name="T337">Linux</text:span><text:span text:style-name="T333">.</text:span></text:p>
      <text:p text:style-name="P50"><text:span text:style-name="T290">Nieuwe installatie?<text:tab/></text:span><text:span text:style-name="T292"></text:span><text:span text:style-name="T294"><text:tab/></text:span><text:span text:style-name="T293">B</text:span><text:span text:style-name="T290">egin bij hoofdstuk </text:span><text:span text:style-name="T295"><text:bookmark-ref text:reference-format="page" text:ref-name="__RefNumPara__4009_1271708128">2</text:bookmark-ref></text:span><text:span text:style-name="T290"><text:s text:c="2"/></text:span><text:span text:style-name="T296"><text:bookmark-ref text:reference-format="text" text:ref-name="__RefNumPara__4009_1271708128">Installatie uitvoeren</text:bookmark-ref></text:span><text:span text:style-name="T291">.</text:span></text:p>
      <text:p text:style-name="P26"/>
      <text:list xml:id="list2511870296" text:style-name="L1">
        <text:list-item>
          <text:p text:style-name="P101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143915630688">
          <table:table-cell table:style-name="_31_._5f_Installatie_5f_voorbereiden.A1" office:value-type="string">
            <text:p text:style-name="P69"><text:span text:style-name="Strong_20_Emphasis"><text:span text:style-name="T101"><text:s/></text:span></text:span><text:span text:style-name="Strong_20_Emphasis"><text:span text:style-name="T165"><draw:control text:anchor-type="as-char" draw:z-index="25" draw:name="Vorm3_ 1" draw:style-name="gr1" draw:text-style-name="P108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100">Leg Wi</text:span></text:span><text:span text:style-name="Strong_20_Emphasis"><text:span text:style-name="T103">F</text:span></text:span><text:span text:style-name="Strong_20_Emphasis"><text:span text:style-name="T100">i-</text:span></text:span><text:span text:style-name="Strong_20_Emphasis"><text:span text:style-name="T104">gegevens vast zoals de naam v</text:span></text:span><text:span text:style-name="Strong_20_Emphasis"><text:span text:style-name="T105">a</text:span></text:span><text:span text:style-name="Strong_20_Emphasis"><text:span text:style-name="T104">n het netwerk (SSID) en wachtwoord</text:span></text:span><text:span text:style-name="Strong_20_Emphasis"><text:span text:style-name="T102"><text:note text:id="ftn2" text:note-class="footnote"><text:note-citation>2</text:note-citation><text:note-body><text:p text:style-name="P89"><text:span text:style-name="User_20_Entry"><text:span text:style-name="T266">I</text:span></text:span><text:span text:style-name="User_20_Entry"><text:span text:style-name="T265">n </text:span></text:span><text:span text:style-name="User_20_Entry"><text:span text:style-name="T267">Bitwarden</text:span></text:span><text:span text:style-name="User_20_Entry"><text:span text:style-name="T265"> met</text:span></text:span><text:span text:style-name="User_20_Entry"><text:span text:style-name="T264"> </text:span></text:span><text:span text:style-name="User_20_Entry"><text:span text:style-name="T268">Terminalvenster</text:span></text:span><text:span text:style-name="User_20_Entry"><text:span text:style-name="T264">: </text:span></text:span><text:span text:style-name="User_20_Entry"><text:span text:style-name="T284">sudo </text:span></text:span><text:span text:style-name="User_20_Entry"><text:span text:style-name="T286">more</text:span></text:span><text:span text:style-name="User_20_Entry"><text:span text:style-name="T284"> </text:span></text:span><text:span text:style-name="User_20_Entry"><text:span text:style-name="T285">/etc/NetworkManager/system-connections/</text:span></text:span><text:span text:style-name="User_20_Entry"><text:span text:style-name="T284">*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4143919743568"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8"/>
          </table:table-cell>
        </table:table-row>
        <table:table-row table:style-name="TableLine94143919743856">
          <table:table-cell table:style-name="_31_._5f_Installatie_5f_voorbereiden.A1" office:value-type="string">
            <text:p text:style-name="P67"><text:span text:style-name="Strong_20_Emphasis"><text:span text:style-name="T101"><text:s/></text:span></text:span><text:span text:style-name="Strong_20_Emphasis"><text:span text:style-name="T165"><draw:control text:anchor-type="as-char" draw:z-index="20" draw:name="Vorm3_0" draw:style-name="gr1" draw:text-style-name="P108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101">Aanmelden als </text:span></text:span><text:span text:style-name="Definition"><text:span text:style-name="T430">gebruike</text:span></text:span><text:span text:style-name="Definition"><text:span text:style-name="T431">r</text:span></text:span><text:span text:style-name="Strong_20_Emphasis"><text:span text:style-name="T102"><text:note text:id="ftn3" text:note-class="footnote"><text:note-citation>3</text:note-citation><text:note-body><text:p text:style-name="P87"><text:span text:style-name="User_20_Entry"><text:span text:style-name="T263">E</text:span></text:span><text:span text:style-name="User_20_Entry"><text:span text:style-name="T269">v</text:span></text:span><text:span text:style-name="User_20_Entry"><text:span text:style-name="T270">en</text:span></text:span><text:span text:style-name="User_20_Entry"><text:span text:style-name="T272">t</text:span></text:span><text:span text:style-name="User_20_Entry"><text:span text:style-name="T273">uele </text:span></text:span><text:span text:style-name="User_20_Entry"><text:span text:style-name="T274">extra </text:span></text:span><text:span text:style-name="User_20_Entry"><text:span text:style-name="T276">gebruiker</text:span></text:span><text:span text:style-name="User_20_Entry"><text:span text:style-name="T274">s aanmelden </text:span></text:span><text:span text:style-name="User_20_Entry"><text:span text:style-name="T275">en dezelfde stappen uitvoeren</text:span></text:span><text:span text:style-name="User_20_Entry"><text:span text:style-name="T271">.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4143919744144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143919744432">
          <table:table-cell table:style-name="_31_._5f_Installatie_5f_voorbereiden.A1" office:value-type="string">
            <text:p text:style-name="P61"><text:span text:style-name="Strong_20_Emphasis"><text:span text:style-name="T118"><text:s/></text:span></text:span><text:span text:style-name="Strong_20_Emphasis"><text:span text:style-name="T167"><draw:control text:anchor-type="as-char" draw:z-index="0" draw:name="Vorm4" draw:style-name="gr1" draw:text-style-name="P10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118">Installeer </text:span></text:span><text:span text:style-name="Strong_20_Emphasis"><text:span text:style-name="T119">pakket kz</text:span></text:span><text:span text:style-name="Strong_20_Emphasis"><text:span text:style-name="T118"> </text:span></text:span><text:span text:style-name="Strong_20_Emphasis"><text:span text:style-name="T120">via </text:span></text:span><text:span text:style-name="Strong_20_Emphasis"><text:span text:style-name="T122">het </text:span></text:span><text:span text:style-name="Strong_20_Emphasis"><text:span text:style-name="T123">s</text:span></text:span><text:span text:style-name="Strong_20_Emphasis"><text:span text:style-name="T120">tart</text:span></text:span><text:span text:style-name="Strong_20_Emphasis"><text:span text:style-name="T122">en van</text:span></text:span><text:span text:style-name="Strong_20_Emphasis"><text:span text:style-name="T124"> </text:span></text:span><text:span text:style-name="Strong_20_Emphasis"><text:span text:style-name="T208">Terminalvenster</text:span></text:span><text:span text:style-name="Strong_20_Emphasis"><text:span text:style-name="T120"> met toetscombinatie <text:line-break/></text:span></text:span><text:span text:style-name="Strong_20_Emphasis"><text:span text:style-name="T121">Ctrl</text:span></text:span><text:span text:style-name="Strong_20_Emphasis"><text:span text:style-name="T120"> </text:span></text:span><text:span text:style-name="Strong_20_Emphasis"><text:span text:style-name="T121">Alt</text:span></text:span><text:span text:style-name="Strong_20_Emphasis"><text:span text:style-name="T120"> </text:span></text:span><text:span text:style-name="Strong_20_Emphasis"><text:span text:style-name="T121">T</text:span></text:span><text:span text:style-name="Strong_20_Emphasis"><text:span text:style-name="T122">.</text:span></text:span></text:p>
          </table:table-cell>
        </table:table-row>
        <table:table-row table:style-name="TableLine94143919744720">
          <table:table-cell table:style-name="_31_._5f_Installatie_5f_voorbereiden.A1" office:value-type="string">
            <text:p text:style-name="P76"><text:span text:style-name="Strong_20_Emphasis"><text:span text:style-name="T118"/></text:span></text:p>
          </table:table-cell>
          <table:table-cell table:style-name="_31_._5f_Installatie_5f_voorbereiden.A1" office:value-type="string">
            <text:p text:style-name="P66"><text:span text:style-name="T435">Typ</text:span><text:span text:style-name="Strong_20_Emphasis"><text:span text:style-name="T125">, of </text:span></text:span><text:span text:style-name="Strong_20_Emphasis"><text:span text:style-name="T122">kopieer en plak, de</text:span></text:span><text:span text:style-name="Strong_20_Emphasis"><text:span text:style-name="T126">z</text:span></text:span><text:span text:style-name="Strong_20_Emphasis"><text:span text:style-name="T122">e </text:span></text:span><text:span text:style-name="Strong_20_Emphasis"><text:span text:style-name="T127">twee </text:span></text:span><text:span text:style-name="Strong_20_Emphasis"><text:span text:style-name="T122">opdrachten, ieder gevolgd door de </text:span></text:span><text:span text:style-name="Strong_20_Emphasis"><text:span text:style-name="T121">Enter</text:span></text:span><text:span text:style-name="Strong_20_Emphasis"><text:span text:style-name="T120">-toets:<text:line-break/></text:span></text:span><text:span text:style-name="User_20_Entry"><text:span text:style-name="T279">wget karelzimmer.nl/</text:span></text:span><text:span text:style-name="User_20_Entry"><text:span text:style-name="T280">kz</text:span></text:span><text:span text:style-name="User_20_Entry"><text:span text:style-name="T259"><text:line-break/></text:span></text:span><text:span text:style-name="User_20_Entry"><text:span text:style-name="T279">bash </text:span></text:span><text:span text:style-name="User_20_Entry"><text:span text:style-name="T280">kz</text:span></text:span></text:p>
          </table:table-cell>
        </table:table-row>
        <table:table-row table:style-name="TableLine94143919745008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81"><text:span text:style-name="T435">V</text:span><text:span text:style-name="Strong_20_Emphasis"><text:span text:style-name="T128">olg </text:span></text:span><text:span text:style-name="Strong_20_Emphasis"><text:span text:style-name="T129">de aanwijzingen op het scherm.</text:span></text:span></text:p>
          </table:table-cell>
        </table:table-row>
        <table:table-row table:style-name="TableLine94143919745296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1"/>
          </table:table-cell>
        </table:table-row>
        <table:table-row table:style-name="TableLine94143919745584">
          <table:table-cell table:style-name="_31_._5f_Installatie_5f_voorbereiden.A1" office:value-type="string">
            <text:p text:style-name="P61"><text:span text:style-name="Strong_20_Emphasis"><text:span text:style-name="T118"><text:s/></text:span></text:span><text:span text:style-name="Strong_20_Emphasis"><text:span text:style-name="Strong_20_Emphasis"><text:span text:style-name="T167"><draw:control text:anchor-type="as-char" draw:z-index="1" draw:name="Vorm6" draw:style-name="gr1" draw:text-style-name="P108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130">Bereid de installatie voor </text:span></text:span><text:span text:style-name="Strong_20_Emphasis"><text:span text:style-name="T120">via </text:span></text:span><text:span text:style-name="Strong_20_Emphasis"><text:span text:style-name="T130">een </text:span></text:span><text:span text:style-name="Strong_20_Emphasis"><text:span text:style-name="T131">druk </text:span></text:span><text:span text:style-name="Strong_20_Emphasis"><text:span text:style-name="T132">op de </text:span></text:span><text:span text:style-name="Strong_20_Emphasis"><text:span text:style-name="T133">Super</text:span></text:span><text:span text:style-name="Strong_20_Emphasis"><text:span text:style-name="T132">-toets</text:span></text:span><text:span text:style-name="Strong_20_Emphasis"><text:span text:style-name="T50"><text:note text:id="ftn4" text:note-class="footnote"><text:note-citation>4</text:note-citation><text:note-body><text:p text:style-name="P85"><text:span text:style-name="T287">D</text:span>e <text:span text:style-name="T416">Super</text:span>-toets <text:span text:style-name="T287">is </text:span>de Windows<text:span text:style-name="T420">-</text:span><text:span text:style-name="T415">toets</text:span>, <text:span text:style-name="T420">C</text:span>ommand-<text:span text:style-name="T415">toets</text:span>, of <text:span text:style-name="T420">V</text:span>ergrootglas-toets.</text:p></text:note-body></text:note></text:span></text:span><text:span text:style-name="Strong_20_Emphasis"><text:span text:style-name="T130">, </text:span></text:span><text:span text:style-name="Strong_20_Emphasis"><text:span text:style-name="T134">t</text:span></text:span><text:span text:style-name="Strong_20_Emphasis"><text:span text:style-name="T135">yp </text:span></text:span><text:span text:style-name="Strong_20_Emphasis"><text:span text:style-name="T209">men</text:span></text:span><text:span text:style-name="Strong_20_Emphasis"><text:span text:style-name="T210">u</text:span></text:span><text:span text:style-name="Strong_20_Emphasis"><text:span text:style-name="T136"> </text:span></text:span><text:span text:style-name="Strong_20_Emphasis"><text:span text:style-name="T137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</text:span></text:span><text:span text:style-name="Strong_20_Emphasis"><text:span text:style-name="T168"> </text:span></text:span><text:span text:style-name="Strong_20_Emphasis"><text:span text:style-name="T247">Installatiem</text:span></text:span><text:span text:style-name="Strong_20_Emphasis"><text:span text:style-name="T248">enu</text:span></text:span><text:span text:style-name="Strong_20_Emphasis"><text:span text:style-name="T132">.</text:span></text:span></text:p>
          </table:table-cell>
        </table:table-row>
        <table:table-row table:style-name="TableLine94143919745872">
          <table:table-cell table:style-name="_31_._5f_Installatie_5f_voorbereiden.A1" office:value-type="string">
            <text:p text:style-name="P77"><text:span text:style-name="Strong_20_Emphasis"><text:span text:style-name="T118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139">K</text:span></text:span><text:span text:style-name="Strong_20_Emphasis"><text:span text:style-name="T140">ie</text:span></text:span><text:span text:style-name="Strong_20_Emphasis"><text:span text:style-name="T141">s</text:span></text:span><text:span text:style-name="Strong_20_Emphasis"><text:span text:style-name="T129"> </text:span></text:span><text:span text:style-name="Strong_20_Emphasis"><text:span text:style-name="T249">1</text:span></text:span><text:span text:style-name="Strong_20_Emphasis"><text:span text:style-name="T250"> </text:span></text:span><text:span text:style-name="Strong_20_Emphasis"><text:span text:style-name="T251">In</text:span></text:span><text:span text:style-name="Strong_20_Emphasis"><text:span text:style-name="T225">stallatie voorbereiden</text:span></text:span><text:span text:style-name="Strong_20_Emphasis"><text:span text:style-name="T142"> </text:span></text:span><text:span text:style-name="Strong_20_Emphasis"><text:span text:style-name="T128">en volg </text:span></text:span><text:span text:style-name="Strong_20_Emphasis"><text:span text:style-name="T129">de aanwijzingen op het scherm.</text:span></text:span></text:p>
          </table:table-cell>
        </table:table-row>
      </table:table>
      <text:p text:style-name="P15"/>
      <text:list xml:id="list130943922003258" text:continue-numbering="true" text:style-name="L1">
        <text:list-item>
          <text:p text:style-name="P102"><text:bookmark-start text:name="__RefNumPara__4009_1271708128"/><text:span text:style-name="Strong_20_Emphasis"><text:span text:style-name="T424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143919716176">
          <table:table-cell table:style-name="_32_._5f_Installatie_5f_uitvoeren.A1" office:value-type="string">
            <text:p text:style-name="P61"><text:span text:style-name="Strong_20_Emphasis"><text:span text:style-name="T118"><text:s/></text:span></text:span><text:span text:style-name="Strong_20_Emphasis"><text:span text:style-name="T167"><draw:control text:anchor-type="as-char" draw:z-index="2" draw:name="Vorm9" draw:style-name="gr1" draw:text-style-name="P10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2"><text:span text:style-name="T8">Start de computer op vanaf </text:span><text:span text:style-name="T351">een </text:span><text:span text:style-name="T351"><text:reference-ref text:reference-format="text" text:ref-name="Distributie">Ubuntu</text:reference-ref></text:span><text:span text:style-name="T351"><text:s/></text:span><text:span text:style-name="T8"><text:reference-ref text:reference-format="text" text:ref-name="Versie">22.04</text:reference-ref></text:span><text:span text:style-name="T277"><text:s/></text:span><text:span text:style-name="T277"><text:reference-ref text:reference-format="text" text:ref-name="Editie">desktop</text:reference-ref></text:span><text:span text:style-name="T277"><text:s/>Live</text:span><text:span text:style-name="T277"><text:note text:id="ftn5" text:note-class="footnote"><text:note-citation>1</text:note-citation><text:note-body><text:p text:style-name="P84"><text:span text:style-name="T410">Vanaf ee</text:span>n Live <text:span text:style-name="T414">USB-stick of </text:span><text:span text:style-name="T288">C</text:span><text:span text:style-name="T414">D</text:span><text:span text:style-name="T3"> </text:span>kunt <text:span text:style-name="T410">u opstarten en</text:span> met <text:reference-ref text:reference-format="text" text:ref-name="Distributie">Ubuntu</text:reference-ref><text:s/>werken zonder deze te installeren.</text:p></text:note-body></text:note></text:span><text:span text:style-name="T277"> </text:span><text:span text:style-name="T278">USB-stick</text:span><text:span text:style-name="T278"><text:note text:id="ftn6" text:note-class="footnote"><text:note-citation>2</text:note-citation><text:note-body><text:p text:style-name="P86"><text:span text:style-name="Strong_20_Emphasis"><text:span text:style-name="T19">Download </text:span></text:span><text:span text:style-name="Strong_20_Emphasis"><text:span text:style-name="T13">een </text:span></text:span><text:span text:style-name="Strong_20_Emphasis"><text:span text:style-name="T22">Desktop </text:span></text:span><text:span text:style-name="Strong_20_Emphasis"><text:span text:style-name="T32">CD</text:span></text:span><text:span text:style-name="Strong_20_Emphasis"><text:span text:style-name="T18"> vanaf </text:span></text:span><text:a xlink:type="simple" xlink:href="http://nl.releases.ubuntu.com/" text:style-name="Internet_20_link" text:visited-style-name="Visited_20_Internet_20_Link"><text:span text:style-name="Strong_20_Emphasis"><text:span text:style-name="T412">nl.releases.ubuntu.com</text:span></text:span></text:a><text:span text:style-name="Strong_20_Emphasis"><text:span text:style-name="T18">, </text:span></text:span><text:span text:style-name="Strong_20_Emphasis"><text:span text:style-name="T30">kies </text:span></text:span><text:span text:style-name="Strong_20_Emphasis"><text:span text:style-name="T36">Ubuntu 2</text:span></text:span><text:span text:style-name="Strong_20_Emphasis"><text:span text:style-name="T37">2</text:span></text:span><text:span text:style-name="Strong_20_Emphasis"><text:span text:style-name="T36">.04 LTS (Jammy Jellyfish)</text:span></text:span><text:span text:style-name="Strong_20_Emphasis"><text:span text:style-name="T30">, </text:span></text:span><text:span text:style-name="Strong_20_Emphasis"><text:span text:style-name="T14">en </text:span></text:span><text:span text:style-name="Strong_20_Emphasis"><text:span text:style-name="T19">plaats </text:span></text:span><text:span text:style-name="Strong_20_Emphasis"><text:span text:style-name="T13">een USB-stick </text:span></text:span><text:span text:style-name="Strong_20_Emphasis"><text:span text:style-name="T33">va</text:span></text:span><text:span text:style-name="Strong_20_Emphasis"><text:span text:style-name="T28">n </text:span></text:span><text:span text:style-name="Strong_20_Emphasis"><text:span text:style-name="T12">min</text:span></text:span><text:span text:style-name="Strong_20_Emphasis"><text:span text:style-name="T29">imaal</text:span></text:span><text:span text:style-name="Strong_20_Emphasis"><text:span text:style-name="T12"> </text:span></text:span><text:span text:style-name="Strong_20_Emphasis"><text:span text:style-name="T20">4</text:span></text:span><text:span text:style-name="Strong_20_Emphasis"><text:span text:style-name="T12"> GB. <text:line-break/></text:span></text:span><text:span text:style-name="Strong_20_Emphasis"><text:span text:style-name="T31">Zoek</text:span></text:span><text:span text:style-name="Strong_20_Emphasis"><text:span text:style-name="T12"> </text:span></text:span><text:span text:style-name="Strong_20_Emphasis"><text:span text:style-name="T35">opst</text:span></text:span><text:span text:style-name="Strong_20_Emphasis"><text:span text:style-name="T12"> en klik op het pictogram van</text:span></text:span><text:span text:style-name="Strong_20_Emphasis"><text:span text:style-name="T15"> </text:span></text:span><text:span text:style-name="Strong_20_Emphasis"><text:span text:style-name="T34">Opstartschijf aanmaken</text:span></text:span><text:span text:style-name="Strong_20_Emphasis"><text:span text:style-name="T21">, </text:span></text:span><text:span text:style-name="Strong_20_Emphasis"><text:span text:style-name="T27">o</text:span></text:span><text:span text:style-name="Strong_20_Emphasis"><text:span text:style-name="T13">f </text:span></text:span><text:span text:style-name="Strong_20_Emphasis"><text:span text:style-name="T16">gebruik </text:span></text:span><text:span text:style-name="Strong_20_Emphasis"><text:span text:style-name="T9">het programma balenaEtche</text:span></text:span><text:span text:style-name="Strong_20_Emphasis"><text:span text:style-name="T17">r</text:span></text:span><text:span text:style-name="Strong_20_Emphasis"><text:span text:style-name="T9"> </text:span></text:span><text:span text:style-name="Strong_20_Emphasis"><text:span text:style-name="T10">(</text:span></text:span><text:a xlink:type="simple" xlink:href="https://www.balena.io/etcher/" text:style-name="Internet_20_link" text:visited-style-name="Visited_20_Internet_20_Link"><text:span text:style-name="Strong_20_Emphasis"><text:span text:style-name="T411">etcher.io</text:span></text:span></text:a><text:span text:style-name="Strong_20_Emphasis"><text:span text:style-name="T10">); </text:span></text:span><text:span text:style-name="Strong_20_Emphasis"><text:span text:style-name="T9">balenaEtche</text:span></text:span><text:span text:style-name="Strong_20_Emphasis"><text:span text:style-name="T17">r</text:span></text:span><text:span text:style-name="Strong_20_Emphasis"><text:span text:style-name="T23"> is</text:span></text:span><text:span text:style-name="Strong_20_Emphasis"><text:span text:style-name="T10"> </text:span></text:span><text:span text:style-name="Strong_20_Emphasis"><text:span text:style-name="T13">beschikbaar voor </text:span></text:span><text:span text:style-name="Strong_20_Emphasis"><text:span text:style-name="T24">Windows, </text:span></text:span><text:span text:style-name="Strong_20_Emphasis"><text:span text:style-name="T25">OS X</text:span></text:span><text:span text:style-name="Strong_20_Emphasis"><text:span text:style-name="T9">, </text:span></text:span><text:span text:style-name="Strong_20_Emphasis"><text:span text:style-name="T10">en </text:span></text:span><text:span text:style-name="Strong_20_Emphasis"><text:span text:style-name="T26">GNU/</text:span></text:span><text:span text:style-name="Strong_20_Emphasis"><text:span text:style-name="T9">Linux</text:span></text:span><text:span text:style-name="Strong_20_Emphasis"><text:span text:style-name="T11">.</text:span></text:span></text:p></text:note-body></text:note></text:span><text:span text:style-name="T278"> of </text:span><text:span text:style-name="T49">C</text:span><text:span text:style-name="T278">D</text:span><text:span text:style-name="T278"><text:note text:id="ftn7" text:note-class="footnote"><text:note-citation>3</text:note-citation><text:note-body><text:p text:style-name="Footnote"><text:span text:style-name="T446">Waar </text:span>in deze checklist “CD” <text:span text:style-name="T446">staat</text:span>, geldt dit zowel voor CD's, DVD's als BD's, omdat vanuit het oogpunt van het besturingssysteem al deze technologieën helemaal hetzelfde zijn.</text:p></text:note-body></text:note></text:span><text:span text:style-name="T277">.</text:span></text:p>
            <text:p text:style-name="P54"><text:span text:style-name="T261">Opstartmenu/</text:span><text:span text:style-name="T262">boot menu</text:span><text:span text:style-name="T261"> </text:span><text:span text:style-name="T260">via </text:span><text:span text:style-name="Definition"><text:span text:style-name="T445">opstartmenu</text:span></text:span><text:span text:style-name="T260">, </text:span><text:span text:style-name="T261">instellingen/</text:span><text:span text:style-name="T262">setup</text:span><text:span text:style-name="T260"> via </text:span><text:span text:style-name="Definition"><text:span text:style-name="T436">instellingen</text:span></text:span><text:span text:style-name="T260">.</text:span></text:p>
          </table:table-cell>
        </table:table-row>
        <table:table-row table:style-name="TableLine94143919719040">
          <table:table-cell table:style-name="_32_._5f_Installatie_5f_uitvoeren.A1" office:value-type="string">
            <text:p text:style-name="P61"><text:span text:style-name="Strong_20_Emphasis"><text:span text:style-name="T118"/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169">Kies</text:span></text:span><text:span text:style-name="Strong_20_Emphasis"><text:span text:style-name="T54"> </text:span></text:span><text:span text:style-name="Strong_20_Emphasis"><text:span text:style-name="T170">als</text:span></text:span><text:span text:style-name="Strong_20_Emphasis"><text:span text:style-name="T55"> </text:span></text:span><text:span text:style-name="Strong_20_Emphasis"><text:span text:style-name="T56">mogelijk</text:span></text:span><text:span text:style-name="Strong_20_Emphasis"><text:span text:style-name="T54"> </text:span></text:span><text:span text:style-name="Strong_20_Emphasis"><text:span text:style-name="T57">met pijltjes-toetsen</text:span></text:span><text:span text:style-name="Strong_20_Emphasis"><text:span text:style-name="T58"> </text:span></text:span><text:span text:style-name="Strong_20_Emphasis"><text:span text:style-name="T220">Nederlands</text:span></text:span><text:span text:style-name="Strong_20_Emphasis"><text:span text:style-name="T59"> </text:span></text:span><text:span text:style-name="Strong_20_Emphasis"><text:span text:style-name="T57">en druk op </text:span></text:span><text:span text:style-name="Strong_20_Emphasis"><text:span text:style-name="T60">de </text:span></text:span><text:span text:style-name="Strong_20_Emphasis"><text:span text:style-name="T61">Enter</text:span></text:span><text:span text:style-name="Strong_20_Emphasis"><text:span text:style-name="T60">-toets.</text:span></text:span></text:p>
          </table:table-cell>
        </table:table-row>
        <table:table-row table:style-name="TableLine94143919722256">
          <table:table-cell table:style-name="_32_._5f_Installatie_5f_uitvoeren.A1" office:value-type="string">
            <text:p text:style-name="P61"><text:span text:style-name="Strong_20_Emphasis"><text:span text:style-name="T435"/></text:span></text:p>
          </table:table-cell>
          <table:table-cell table:style-name="_32_._5f_Installatie_5f_uitvoeren.A1" office:value-type="string">
            <text:p text:style-name="P20"><text:span text:style-name="T340">Kies </text:span><text:span text:style-name="T339">Ubuntu installeren </text:span><text:span text:style-name="Strong_20_Emphasis"><text:span text:style-name="T170">en druk op </text:span></text:span><text:span text:style-name="Strong_20_Emphasis"><text:span text:style-name="T171">de </text:span></text:span><text:span text:style-name="Strong_20_Emphasis"><text:span text:style-name="T172">Enter</text:span></text:span><text:span text:style-name="Strong_20_Emphasis"><text:span text:style-name="T171">-toets</text:span></text:span><text:span text:style-name="T340">.</text:span></text:p>
          </table:table-cell>
        </table:table-row>
        <table:table-row table:style-name="TableLine94143919964096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61"><text:span text:style-name="Strong_20_Emphasis"><text:span text:style-name="T435"><text:s/></text:span></text:span><text:span text:style-name="T118"><draw:control text:anchor-type="as-char" draw:z-index="3" draw:name="Vorm12" draw:style-name="gr1" draw:text-style-name="P108" svg:width="0.35cm" svg:height="0.35cm" draw:control="control4"/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62">Op het </text:span></text:span><text:span text:style-name="Strong_20_Emphasis"><text:span text:style-name="T63">scherm </text:span></text:span><text:span text:style-name="Strong_20_Emphasis"><text:span text:style-name="T234">Wel</text:span></text:span><text:span text:style-name="Strong_20_Emphasis"><text:span text:style-name="T224">k</text:span></text:span><text:span text:style-name="Strong_20_Emphasis"><text:span text:style-name="T235">om</text:span></text:span><text:span text:style-name="Strong_20_Emphasis"><text:span text:style-name="T64"> </text:span></text:span><text:span text:style-name="Strong_20_Emphasis"><text:span text:style-name="T62">kies </text:span></text:span><text:span text:style-name="Strong_20_Emphasis"><text:span text:style-name="T226">Nederlands</text:span></text:span><text:span text:style-name="Strong_20_Emphasis"><text:span text:style-name="T53"> en klik op</text:span></text:span><text:span text:style-name="Strong_20_Emphasis"><text:span text:style-name="T65"> </text:span></text:span><text:span text:style-name="Strong_20_Emphasis"><text:span text:style-name="T227">Verder</text:span></text:span><text:span text:style-name="Strong_20_Emphasis"><text:span text:style-name="T53">.</text:span></text:span></text:p>
          </table:table-cell>
        </table:table-row>
        <table:table-row table:style-name="TableLine94143919964672">
          <table:table-cell table:style-name="_32_._5f_Installatie_5f_uitvoeren.A1" office:value-type="string">
            <text:p text:style-name="P61"><text:span text:style-name="Strong_20_Emphasis"><text:span text:style-name="T435"/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181">O</text:span></text:span><text:span text:style-name="Strong_20_Emphasis"><text:span text:style-name="T182">p </text:span></text:span><text:span text:style-name="Strong_20_Emphasis"><text:span text:style-name="T183">het </text:span></text:span><text:span text:style-name="Strong_20_Emphasis"><text:span text:style-name="T184">scherm </text:span></text:span><text:span text:style-name="Strong_20_Emphasis"><text:span text:style-name="T236">Toetsenbord</text:span></text:span><text:span text:style-name="Strong_20_Emphasis"><text:span text:style-name="T237">indeling</text:span></text:span><text:span text:style-name="Strong_20_Emphasis"><text:span text:style-name="T184"> </text:span></text:span><text:span text:style-name="Strong_20_Emphasis"><text:span text:style-name="T185">controleer </text:span></text:span><text:span text:style-name="Strong_20_Emphasis"><text:span text:style-name="T186">de </text:span></text:span><text:span text:style-name="Strong_20_Emphasis"><text:span text:style-name="T187">te gebruiken </text:span></text:span><text:span text:style-name="Strong_20_Emphasis"><text:span text:style-name="T185">toetsenbordindeling </text:span></text:span><text:span text:style-name="Strong_20_Emphasis"><text:span text:style-name="T188">en </text:span></text:span><text:span text:style-name="Strong_20_Emphasis"><text:span text:style-name="T181">klik </text:span></text:span><text:span text:style-name="Strong_20_Emphasis"><text:span text:style-name="T184">op </text:span></text:span><text:span text:style-name="Strong_20_Emphasis"><text:span text:style-name="T231">Verder</text:span></text:span><text:span text:style-name="Strong_20_Emphasis"><text:span text:style-name="T184">.</text:span></text:span></text:p>
          </table:table-cell>
        </table:table-row>
        <table:table-row table:style-name="TableLine94143919964960">
          <table:table-cell table:style-name="_32_._5f_Installatie_5f_uitvoeren.A1" office:value-type="string">
            <text:p text:style-name="P61"><text:span text:style-name="Strong_20_Emphasis"><text:span text:style-name="T435"/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66">Als </text:span></text:span><text:span text:style-name="Strong_20_Emphasis"><text:span text:style-name="T67">het </text:span></text:span><text:span text:style-name="Strong_20_Emphasis"><text:span text:style-name="T68">het scherm </text:span></text:span><text:span text:style-name="Strong_20_Emphasis"><text:span text:style-name="T238">Draadloos</text:span></text:span><text:span text:style-name="Strong_20_Emphasis"><text:span text:style-name="T68"> </text:span></text:span><text:span text:style-name="Strong_20_Emphasis"><text:span text:style-name="T67">verschijnt, </text:span></text:span><text:span text:style-name="Strong_20_Emphasis"><text:span text:style-name="T69">kies</text:span></text:span><text:span text:style-name="Strong_20_Emphasis"><text:span text:style-name="T68"> </text:span></text:span><text:span text:style-name="Strong_20_Emphasis"><text:span text:style-name="T69">een draadloos netwerk, maak </text:span></text:span><text:span text:style-name="Strong_20_Emphasis"><text:span text:style-name="T53">verbinding, </text:span></text:span><text:span text:style-name="Strong_20_Emphasis"><text:span text:style-name="T70">en klik</text:span></text:span><text:span text:style-name="Strong_20_Emphasis"><text:span text:style-name="T53"> </text:span></text:span><text:span text:style-name="Strong_20_Emphasis"><text:span text:style-name="T71">op </text:span></text:span><text:span text:style-name="Strong_20_Emphasis"><text:span text:style-name="T227">Verder</text:span></text:span><text:span text:style-name="Strong_20_Emphasis"><text:span text:style-name="T53">.</text:span></text:span></text:p>
          </table:table-cell>
        </table:table-row>
        <table:table-row table:style-name="TableLine94143919965248">
          <table:table-cell table:style-name="_32_._5f_Installatie_5f_uitvoeren.A1" office:value-type="string">
            <text:p text:style-name="P61"><text:span text:style-name="Strong_20_Emphasis"><text:span text:style-name="T435"/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72">O</text:span></text:span><text:span text:style-name="Strong_20_Emphasis"><text:span text:style-name="T73">p het scherm </text:span></text:span><text:span text:style-name="Strong_20_Emphasis"><text:span text:style-name="T239">Bijgewerkte pakketten en andere programmatuur</text:span></text:span><text:span text:style-name="Strong_20_Emphasis"><text:span text:style-name="T240"> </text:span></text:span><text:span text:style-name="T53">klik op </text:span><text:span text:style-name="Strong_20_Emphasis"><text:span text:style-name="T226">Verder</text:span></text:span><text:span text:style-name="Strong_20_Emphasis"><text:span text:style-name="T53">.</text:span></text:span></text:p>
          </table:table-cell>
        </table:table-row>
        <table:table-row table:style-name="TableLine94143919965536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4143919965824">
          <table:table-cell table:style-name="_32_._5f_Installatie_5f_uitvoeren.A1" office:value-type="string">
            <text:p text:style-name="P61"><text:span text:style-name="Strong_20_Emphasis"><text:span text:style-name="T435"><text:s/></text:span></text:span><text:span text:style-name="T118"><draw:control text:anchor-type="as-char" draw:z-index="4" draw:name="Vorm16" draw:style-name="gr1" draw:text-style-name="P108" svg:width="0.35cm" svg:height="0.35cm" draw:control="control5"/></text:span></text:p>
          </table:table-cell>
          <table:table-cell table:style-name="_32_._5f_Installatie_5f_uitvoeren.A1" office:value-type="string">
            <text:p text:style-name="P55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41">Installatietype</text:span></text:span><text:span text:style-name="Strong_20_Emphasis"><text:span text:style-name="T189"> </text:span></text:span><text:span text:style-name="Strong_20_Emphasis"><text:span text:style-name="T190">selecteer</text:span></text:span><text:span text:style-name="Strong_20_Emphasis"><text:span text:style-name="T191"> </text:span></text:span><text:span text:style-name="Strong_20_Emphasis"><text:span text:style-name="T354">het gewenste </text:span></text:span><text:span text:style-name="Strong_20_Emphasis"><text:span text:style-name="T371">Installatie type</text:span></text:span><text:span text:style-name="Strong_20_Emphasis"><text:span text:style-name="T354">.</text:span></text:span></text:p>
          </table:table-cell>
        </table:table-row>
        <table:table-row table:style-name="TableLine94143919966112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90"><text:span text:style-name="Strong_20_Emphasis"><text:span text:style-name="T355">K</text:span></text:span><text:span text:style-name="Strong_20_Emphasis"><text:span text:style-name="T75">lik </text:span></text:span><text:span text:style-name="Strong_20_Emphasis"><text:span text:style-name="T76">op</text:span></text:span><text:span text:style-name="Strong_20_Emphasis"><text:span text:style-name="T75"> </text:span></text:span><text:span text:style-name="Strong_20_Emphasis"><text:span text:style-name="T232">I</text:span></text:span><text:span text:style-name="Strong_20_Emphasis"><text:span text:style-name="T233">nstalle</text:span></text:span><text:span text:style-name="Strong_20_Emphasis"><text:span text:style-name="T232">e</text:span></text:span><text:span text:style-name="Strong_20_Emphasis"><text:span text:style-name="T233">r </text:span></text:span><text:span text:style-name="Strong_20_Emphasis"><text:span text:style-name="T232">nu</text:span></text:span><text:span text:style-name="Strong_20_Emphasis"><text:span text:style-name="T75">, </text:span></text:span><text:span text:style-name="Strong_20_Emphasis"><text:span text:style-name="T95">of klik op </text:span></text:span><text:span text:style-name="Strong_20_Emphasis"><text:span text:style-name="T221">Verder</text:span></text:span><text:span text:style-name="Strong_20_Emphasis"><text:span text:style-name="T95"> en </text:span></text:span><text:span text:style-name="Strong_20_Emphasis"><text:span text:style-name="T175">c</text:span></text:span><text:span text:style-name="Strong_20_Emphasis"><text:span text:style-name="T77">ontroleer de </text:span></text:span><text:span text:style-name="Strong_20_Emphasis"><text:span text:style-name="T78">voorgestelde </text:span></text:span><text:span text:style-name="Strong_20_Emphasis"><text:span text:style-name="T77">schijfindelin</text:span></text:span><text:span text:style-name="Strong_20_Emphasis"><text:span text:style-name="T79">g,</text:span></text:span><text:span text:style-name="Strong_20_Emphasis"><text:span text:style-name="T77"> </text:span></text:span><text:span text:style-name="Strong_20_Emphasis"><text:span text:style-name="T80">kies de gewenste schijf, </text:span></text:span><text:span text:style-name="Strong_20_Emphasis"><text:span text:style-name="T79">en </text:span></text:span><text:span text:style-name="Strong_20_Emphasis"><text:span text:style-name="T203">k</text:span></text:span><text:span text:style-name="Strong_20_Emphasis"><text:span text:style-name="T204">lik op </text:span></text:span><text:span text:style-name="Strong_20_Emphasis"><text:span text:style-name="T232">I</text:span></text:span><text:span text:style-name="Strong_20_Emphasis"><text:span text:style-name="T233">nstalle</text:span></text:span><text:span text:style-name="Strong_20_Emphasis"><text:span text:style-name="T232">e</text:span></text:span><text:span text:style-name="Strong_20_Emphasis"><text:span text:style-name="T233">r </text:span></text:span><text:span text:style-name="Strong_20_Emphasis"><text:span text:style-name="T232">nu</text:span></text:span><text:span text:style-name="Strong_20_Emphasis"><text:span text:style-name="T204">.</text:span></text:span></text:p>
          </table:table-cell>
        </table:table-row>
        <table:table-row table:style-name="TableLine94143919966400">
          <table:table-cell table:style-name="_32_._5f_Installatie_5f_uitvoeren.A1" office:value-type="string">
            <text:p text:style-name="P79"><text:span text:style-name="Strong_20_Emphasis"><text:span text:style-name="T435"/></text:span></text:p>
          </table:table-cell>
          <table:table-cell table:style-name="_32_._5f_Installatie_5f_uitvoeren.A1" office:value-type="string">
            <text:p text:style-name="P56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41">Wilt u deze aanpassingen wegschrijven naar de schijven? </text:span></text:span><text:span text:style-name="Strong_20_Emphasis"><text:span text:style-name="T81">controleer de </text:span></text:span><text:span text:style-name="Strong_20_Emphasis"><text:span text:style-name="T82">partities</text:span></text:span><text:span text:style-name="Strong_20_Emphasis"><text:span text:style-name="T81"> </text:span></text:span><text:span text:style-name="Strong_20_Emphasis"><text:span text:style-name="T83">die </text:span></text:span><text:span text:style-name="Strong_20_Emphasis"><text:span text:style-name="T84">geformatteerd</text:span></text:span><text:span text:style-name="Strong_20_Emphasis"><text:span text:style-name="T83"> worden </text:span></text:span><text:span text:style-name="Strong_20_Emphasis"><text:span text:style-name="T81">en </text:span></text:span><text:span text:style-name="Strong_20_Emphasis"><text:span text:style-name="T72">klik </text:span></text:span><text:span text:style-name="Strong_20_Emphasis"><text:span text:style-name="T75">op </text:span></text:span><text:span text:style-name="Strong_20_Emphasis"><text:span text:style-name="T228">Verder</text:span></text:span><text:span text:style-name="Strong_20_Emphasis"><text:span text:style-name="T75">.</text:span></text:span></text:p>
          </table:table-cell>
        </table:table-row>
        <table:table-row table:style-name="TableLine94143919966688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4"/>
          </table:table-cell>
        </table:table-row>
        <table:table-row table:style-name="TableLine94143919966976">
          <table:table-cell table:style-name="_32_._5f_Installatie_5f_uitvoeren.A1" office:value-type="string">
            <text:p text:style-name="P61"><text:span text:style-name="Strong_20_Emphasis"><text:span text:style-name="T435"><text:s/></text:span></text:span><text:span text:style-name="T118"><draw:control text:anchor-type="as-char" draw:z-index="5" draw:name="Vorm19" draw:style-name="gr1" draw:text-style-name="P108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56">O</text:span></text:span><text:span text:style-name="Strong_20_Emphasis"><text:span text:style-name="T357">p </text:span></text:span><text:span text:style-name="Strong_20_Emphasis"><text:span text:style-name="T358">het </text:span></text:span><text:span text:style-name="Strong_20_Emphasis"><text:span text:style-name="T359">scherm </text:span></text:span><text:span text:style-name="Strong_20_Emphasis"><text:span text:style-name="T372">Waar bevindt u zich?</text:span></text:span><text:span text:style-name="Strong_20_Emphasis"><text:span text:style-name="T359"> </text:span></text:span><text:span text:style-name="Strong_20_Emphasis"><text:span text:style-name="T360">controleer </text:span></text:span><text:span text:style-name="Strong_20_Emphasis"><text:span text:style-name="T361">de </text:span></text:span><text:span text:style-name="Strong_20_Emphasis"><text:span text:style-name="T360">locatie en </text:span></text:span><text:span text:style-name="Strong_20_Emphasis"><text:span text:style-name="T356">klik </text:span></text:span><text:span text:style-name="Strong_20_Emphasis"><text:span text:style-name="T359">op </text:span></text:span><text:span text:style-name="Strong_20_Emphasis"><text:span text:style-name="T372">Verder</text:span></text:span><text:span text:style-name="Strong_20_Emphasis"><text:span text:style-name="T359">.</text:span></text:span></text:p>
          </table:table-cell>
        </table:table-row>
        <table:table-row table:style-name="TableLine94143919967264">
          <table:table-cell table:style-name="_32_._5f_Installatie_5f_uitvoeren.A1" office:value-type="string">
            <text:p text:style-name="P61"><text:span text:style-name="Strong_20_Emphasis"><text:span text:style-name="T435"/></text:span></text:p>
          </table:table-cell>
          <table:table-cell table:style-name="_32_._5f_Installatie_5f_uitvoeren.A1" office:value-type="string">
            <text:p text:style-name="P7"><text:span text:style-name="T373">Op </text:span><text:span text:style-name="T374">het </text:span><text:span text:style-name="T372">scherm </text:span><text:span text:style-name="Strong_20_Emphasis"><text:span text:style-name="T372">Wie bent u?</text:span></text:span><text:span text:style-name="T372"> </text:span><text:span text:style-name="T373">vul </text:span><text:span text:style-name="T375">in </text:span><text:span text:style-name="Strong_20_Emphasis"><text:span text:style-name="T376">Uw n</text:span></text:span><text:span text:style-name="Strong_20_Emphasis"><text:span text:style-name="T377">aam</text:span></text:span><text:span text:style-name="Strong_20_Emphasis"><text:span text:style-name="T362"> </text:span></text:span><text:span text:style-name="Definition"><text:span text:style-name="T437">gebruiker</text:span></text:span><text:span text:style-name="Strong_20_Emphasis"><text:span text:style-name="T363">, <text:line-break/></text:span></text:span><text:span text:style-name="Strong_20_Emphasis"><text:span text:style-name="T377">Naam </text:span></text:span><text:span text:style-name="Strong_20_Emphasis"><text:span text:style-name="T376">van uw </text:span></text:span><text:span text:style-name="Strong_20_Emphasis"><text:span text:style-name="T378">computer</text:span></text:span><text:span text:style-name="Definition"><text:span text:style-name="T433"> </text:span></text:span><text:span text:style-name="Definition"><text:span text:style-name="T437">computernaam</text:span></text:span><text:span text:style-name="Strong_20_Emphasis"><text:span text:style-name="T362">,<text:line-break/></text:span></text:span><text:span text:style-name="Strong_20_Emphasis"><text:span text:style-name="T376">Kies een g</text:span></text:span><text:span text:style-name="Strong_20_Emphasis"><text:span text:style-name="T378">ebruikersnaam</text:span></text:span><text:span text:style-name="Strong_20_Emphasis"><text:span text:style-name="T362"> </text:span></text:span><text:span text:style-name="Definition"><text:span text:style-name="T437">gebruikersnaam</text:span></text:span><text:span text:style-name="Strong_20_Emphasis"><text:span text:style-name="T362">,<text:line-break/></text:span></text:span><text:span text:style-name="Strong_20_Emphasis"><text:span text:style-name="T364">g</text:span></text:span><text:span text:style-name="Strong_20_Emphasis"><text:span text:style-name="T353">eef tweemaal een </text:span></text:span><text:span text:style-name="Strong_20_Emphasis"><text:span text:style-name="T370">wachtwoord</text:span></text:span><text:span text:style-name="Strong_20_Emphasis"><text:span text:style-name="T353">,</text:span></text:span><text:span text:style-name="Strong_20_Emphasis"><text:span text:style-name="T367"> </text:span></text:span><text:span text:style-name="Strong_20_Emphasis"><text:span text:style-name="T368">en</text:span></text:span><text:span text:style-name="Strong_20_Emphasis"><text:span text:style-name="T367"> </text:span></text:span><text:span text:style-name="Strong_20_Emphasis"><text:span text:style-name="T369">k</text:span></text:span><text:span text:style-name="Strong_20_Emphasis"><text:span text:style-name="T353">lik op </text:span></text:span><text:span text:style-name="Strong_20_Emphasis"><text:span text:style-name="T370">Verder</text:span></text:span><text:span text:style-name="Strong_20_Emphasis"><text:span text:style-name="T353">.</text:span></text:span></text:p>
          </table:table-cell>
        </table:table-row>
        <table:table-row table:style-name="TableLine94143919967552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143919967840">
          <table:table-cell table:style-name="_32_._5f_Installatie_5f_uitvoeren.A1" office:value-type="string">
            <text:p text:style-name="P61"><text:span text:style-name="Strong_20_Emphasis"><text:span text:style-name="T435"><text:s/></text:span></text:span><text:span text:style-name="T118"><draw:control text:anchor-type="as-char" draw:z-index="6" draw:name="Vorm21" draw:style-name="gr1" draw:text-style-name="P108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65">O</text:span></text:span><text:span text:style-name="Strong_20_Emphasis"><text:span text:style-name="T366">p het scherm </text:span></text:span><text:span text:style-name="Strong_20_Emphasis"><text:span text:style-name="T379">Installatie voltooid</text:span></text:span><text:span text:style-name="Strong_20_Emphasis"><text:span text:style-name="T366"> </text:span></text:span><text:span text:style-name="Strong_20_Emphasis"><text:span text:style-name="T365">klik </text:span></text:span><text:span text:style-name="Strong_20_Emphasis"><text:span text:style-name="T353">op </text:span></text:span><text:span text:style-name="Strong_20_Emphasis"><text:span text:style-name="T370">Nu herstarten</text:span></text:span><text:span text:style-name="Strong_20_Emphasis"><text:span text:style-name="T353">.</text:span></text:span></text:p>
          </table:table-cell>
        </table:table-row>
        <table:table-row table:style-name="TableLine94143919968128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143919968416">
          <table:table-cell table:style-name="_32_._5f_Installatie_5f_uitvoeren.A1" office:value-type="string">
            <text:p text:style-name="P61"><text:span text:style-name="Strong_20_Emphasis"><text:span text:style-name="T118"><text:s/></text:span></text:span><text:span text:style-name="Strong_20_Emphasis"><text:span text:style-name="T167"><draw:control text:anchor-type="as-char" draw:z-index="7" draw:name="Vorm22" draw:style-name="gr1" draw:text-style-name="P108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2"><text:span text:style-name="Strong_20_Emphasis"><text:span text:style-name="T192">Verwijder </text:span></text:span><text:span text:style-name="Strong_20_Emphasis"><text:span text:style-name="T193">het </text:span></text:span><text:span text:style-name="Strong_20_Emphasis"><text:span text:style-name="T192">installatiemedium (</text:span></text:span><text:span text:style-name="Strong_20_Emphasis"><text:span text:style-name="T194">USB-stick of </text:span></text:span><text:span text:style-name="Strong_20_Emphasis"><text:span text:style-name="T173">C</text:span></text:span><text:span text:style-name="Strong_20_Emphasis"><text:span text:style-name="T194">D</text:span></text:span><text:span text:style-name="Strong_20_Emphasis"><text:span text:style-name="T52"><text:note-ref text:note-class="footnote" text:reference-format="text" text:ref-name="ftn7">3</text:note-ref></text:span></text:span><text:span text:style-name="Strong_20_Emphasis"><text:span text:style-name="T192">) </text:span></text:span><text:span text:style-name="Strong_20_Emphasis"><text:span text:style-name="T195">en</text:span></text:span><text:span text:style-name="Strong_20_Emphasis"><text:span text:style-name="T192"> </text:span></text:span><text:span text:style-name="Strong_20_Emphasis"><text:span text:style-name="T196">druk </text:span></text:span><text:span text:style-name="Strong_20_Emphasis"><text:span text:style-name="T197">op</text:span></text:span><text:span text:style-name="Strong_20_Emphasis"><text:span text:style-name="T196"> </text:span></text:span><text:span text:style-name="Strong_20_Emphasis"><text:span text:style-name="T171">de </text:span></text:span><text:span text:style-name="Strong_20_Emphasis"><text:span text:style-name="T172">Enter</text:span></text:span><text:span text:style-name="Strong_20_Emphasis"><text:span text:style-name="T171">-toets</text:span></text:span><text:span text:style-name="Strong_20_Emphasis"><text:span text:style-name="T198">.</text:span></text:span></text:p>
          </table:table-cell>
        </table:table-row>
      </table:table>
      <text:p text:style-name="P53"><text:span text:style-name="Strong_20_Emphasis"><text:span text:style-name="T196"/></text:span></text:p>
      <text:list xml:id="list130943630940791" text:continue-numbering="true" text:style-name="L1">
        <text:list-item>
          <text:p text:style-name="P100"><text:span text:style-name="Strong_20_Emphasis"><text:span text:style-name="T242">Installatie </text:span></text:span><text:span text:style-name="Strong_20_Emphasis"><text:span text:style-name="T243">afronden</text:span></text:span></text:p>
        </text:list-item>
      </text:list>
      <text:p text:style-name="P57"><text:span text:style-name="Strong_20_Emphasis"><text:span text:style-name="T8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143919937952">
          <table:table-cell table:style-name="_33_._5f_Installatie_5f_afronden.A1" office:value-type="string">
            <text:p text:style-name="P62"><text:span text:style-name="Strong_20_Emphasis"><text:span text:style-name="T118"><text:s/></text:span></text:span><text:span text:style-name="Strong_20_Emphasis"><text:span text:style-name="T167"><draw:control text:anchor-type="as-char" draw:z-index="8" draw:name="Vorm24" draw:style-name="gr1" draw:text-style-name="P108" svg:width="0.35cm" svg:height="0.35cm" draw:control="control9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85">Aanmelden als </text:span></text:span><text:span text:style-name="Definition"><text:span text:style-name="T429">gebruiker</text:span></text:span><text:span text:style-name="Strong_20_Emphasis"><text:span text:style-name="T85">.</text:span></text:span></text:p>
          </table:table-cell>
        </table:table-row>
        <table:table-row table:style-name="TableLine94143920057360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60"><text:span text:style-name="Strong_20_Emphasis"><text:span text:style-name="T199"/></text:span></text:p>
          </table:table-cell>
        </table:table-row>
        <table:table-row table:style-name="TableLine94143920029664">
          <table:table-cell table:style-name="_33_._5f_Installatie_5f_afronden.A1" office:value-type="string">
            <text:p text:style-name="P62"><text:span text:style-name="Strong_20_Emphasis"><text:span text:style-name="T118"><text:s/></text:span></text:span><text:span text:style-name="Strong_20_Emphasis"><text:span text:style-name="T167"><draw:control text:anchor-type="as-char" draw:z-index="9" draw:name="Vorm25" draw:style-name="gr1" draw:text-style-name="P108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4"><text:span text:style-name="Strong_20_Emphasis"><text:span text:style-name="T72">O</text:span></text:span><text:span text:style-name="Strong_20_Emphasis"><text:span text:style-name="T74">p </text:span></text:span><text:span text:style-name="Strong_20_Emphasis"><text:span text:style-name="T86">de schermen volg de aanwijzingen en klik op </text:span></text:span><text:span text:style-name="Strong_20_Emphasis"><text:span text:style-name="T222">Overslaan</text:span></text:span><text:span text:style-name="Strong_20_Emphasis"><text:span text:style-name="T98"> en </text:span></text:span><text:span text:style-name="Strong_20_Emphasis"><text:span text:style-name="T244">Volgende</text:span></text:span><text:span text:style-name="Strong_20_Emphasis"><text:span text:style-name="T199">.</text:span></text:span></text:p>
          </table:table-cell>
        </table:table-row>
        <table:table-row table:style-name="TableLine94143920128704">
          <table:table-cell table:style-name="_33_._5f_Installatie_5f_afronden.A1" office:value-type="string">
            <text:p text:style-name="P62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64"><text:span text:style-name="Strong_20_Emphasis"><text:span text:style-name="T72">O</text:span></text:span><text:span text:style-name="Strong_20_Emphasis"><text:span text:style-name="T74">p het </text:span></text:span><text:span text:style-name="Strong_20_Emphasis"><text:span text:style-name="T86">laatste </text:span></text:span><text:span text:style-name="Strong_20_Emphasis"><text:span text:style-name="T74">scherm </text:span></text:span><text:span text:style-name="Strong_20_Emphasis"><text:span text:style-name="T245">Klaar om te beginnen </text:span></text:span><text:span text:style-name="Strong_20_Emphasis"><text:span text:style-name="T199">klik op </text:span></text:span><text:span text:style-name="Strong_20_Emphasis"><text:span text:style-name="T244">Vol</text:span></text:span><text:span text:style-name="Strong_20_Emphasis"><text:span text:style-name="T246">tooid</text:span></text:span><text:span text:style-name="Strong_20_Emphasis"><text:span text:style-name="T199">.</text:span></text:span></text:p>
          </table:table-cell>
        </table:table-row>
        <table:table-row table:style-name="TableLine9414392016292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143920037920">
          <table:table-cell table:style-name="_33_._5f_Installatie_5f_afronden.A1" office:value-type="string">
            <text:p text:style-name="P62"><text:span text:style-name="Strong_20_Emphasis"><text:span text:style-name="T118"><text:s/></text:span></text:span><text:span text:style-name="Strong_20_Emphasis"><text:span text:style-name="T167"><draw:control text:anchor-type="as-char" draw:z-index="10" draw:name="Vorm27" draw:style-name="gr1" draw:text-style-name="P108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87">Voeg </text:span></text:span><text:span text:style-name="Strong_20_Emphasis"><text:span text:style-name="T88">eventuele </text:span></text:span><text:span text:style-name="Strong_20_Emphasis"><text:span text:style-name="T89">extra </text:span></text:span><text:span text:style-name="Strong_20_Emphasis"><text:span text:style-name="T223">Standaard</text:span></text:span><text:span text:style-name="Strong_20_Emphasis"><text:span text:style-name="T99"> of </text:span></text:span><text:span text:style-name="Strong_20_Emphasis"><text:span text:style-name="T223">Beheerder</text:span></text:span><text:span text:style-name="Strong_20_Emphasis"><text:span text:style-name="T89"> </text:span></text:span><text:span text:style-name="Definition"><text:span text:style-name="T5">gebruiker</text:span></text:span><text:span text:style-name="Strong_20_Emphasis"><text:span text:style-name="T200">s</text:span></text:span><text:span text:style-name="Strong_20_Emphasis"><text:span text:style-name="T202"> </text:span></text:span><text:span text:style-name="Strong_20_Emphasis"><text:span text:style-name="T201">toe </text:span></text:span><text:span text:style-name="Strong_20_Emphasis"><text:span text:style-name="T120">via </text:span></text:span><text:span text:style-name="Strong_20_Emphasis"><text:span text:style-name="T130">een </text:span></text:span><text:span text:style-name="Strong_20_Emphasis"><text:span text:style-name="T136">druk op de </text:span></text:span><text:span text:style-name="Strong_20_Emphasis"><text:span text:style-name="T133">Super</text:span></text:span><text:span text:style-name="Strong_20_Emphasis"><text:span text:style-name="T136">-toets</text:span></text:span><text:span text:style-name="Strong_20_Emphasis"><text:span text:style-name="T136"><text:note text:id="ftn8" text:note-class="footnote"><text:note-citation>1</text:note-citation><text:note-body><text:p text:style-name="P51"><text:span text:style-name="T306">De </text:span><text:span text:style-name="T307">Super</text:span><text:span text:style-name="T306">-toets is de Windows</text:span><text:span text:style-name="T308">-</text:span><text:span text:style-name="T309">toets</text:span><text:span text:style-name="T306">, </text:span><text:span text:style-name="T308">C</text:span><text:span text:style-name="T306">ommand-</text:span><text:span text:style-name="T309">toets</text:span><text:span text:style-name="T306">, of </text:span><text:span text:style-name="T308">V</text:span><text:span text:style-name="T306">ergrootglas-toets.</text:span></text:p></text:note-body></text:note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1">geb</text:span></text:span><text:span text:style-name="Strong_20_Emphasis"><text:span text:style-name="T212">r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</text:span></text:span><text:span text:style-name="Strong_20_Emphasis"><text:span text:style-name="T145">bij </text:span></text:span><text:span text:style-name="Strong_20_Emphasis"><text:span text:style-name="T229">Instellingen </text:span></text:span><text:span text:style-name="Strong_20_Emphasis"><text:span text:style-name="T146">rechts o</text:span></text:span><text:span text:style-name="Strong_20_Emphasis"><text:span text:style-name="T120">p </text:span></text:span><text:span text:style-name="Strong_20_Emphasis"><text:span text:style-name="T230">Gebruikers</text:span></text:span><text:span text:style-name="Strong_20_Emphasis"><text:span text:style-name="T147">.</text:span></text:span></text:p>
          </table:table-cell>
        </table:table-row>
        <table:table-row table:style-name="TableLine9414392005908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8"><text:span text:style-name="Strong_20_Emphasis"><text:span text:style-name="T174">Klik links</text:span></text:span><text:span text:style-name="Strong_20_Emphasis"><text:span text:style-name="T205"> </text:span></text:span><text:span text:style-name="Strong_20_Emphasis"><text:span text:style-name="T148">op </text:span></text:span><text:span text:style-name="Strong_20_Emphasis"><text:span text:style-name="T213">Ontgrendelen</text:span></text:span><text:span text:style-name="Strong_20_Emphasis"><text:span text:style-name="T148"> </text:span></text:span><text:span text:style-name="Strong_20_Emphasis"><text:span text:style-name="T149">en daarna op </text:span></text:span><text:span text:style-name="Strong_20_Emphasis"><text:span text:style-name="T252">Gebruik</text:span></text:span><text:span text:style-name="Strong_20_Emphasis"><text:span text:style-name="T253">er</text:span></text:span><text:span text:style-name="Strong_20_Emphasis"><text:span text:style-name="T252"> toevoegen</text:span></text:span><text:span text:style-name="Strong_20_Emphasis"><text:span text:style-name="T149">.</text:span></text:span></text:p>
          </table:table-cell>
        </table:table-row>
        <table:table-row table:style-name="TableLine94143920017456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8"><text:span text:style-name="Strong_20_Emphasis"><text:span text:style-name="T205">Sluit </text:span></text:span><text:span text:style-name="Strong_20_Emphasis"><text:span text:style-name="T252">Gebruiker toevoegen</text:span></text:span><text:span text:style-name="Strong_20_Emphasis"><text:span text:style-name="T149">.</text:span></text:span></text:p>
          </table:table-cell>
        </table:table-row>
        <table:table-row table:style-name="TableLine94143920129136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143920011280">
          <table:table-cell table:style-name="_33_._5f_Installatie_5f_afronden.A1" office:value-type="string">
            <text:p text:style-name="P43"><text:span text:style-name="Strong_20_Emphasis"><text:span text:style-name="T106"><text:s/></text:span></text:span><text:span text:style-name="Strong_20_Emphasis"><text:span text:style-name="T166"><draw:control text:anchor-type="as-char" draw:z-index="24" draw:name="Vorm 2" draw:style-name="gr1" draw:text-style-name="P108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77">Controleer </text:span></text:span><text:span text:style-name="Strong_20_Emphasis"><text:span text:style-name="T178">of er </text:span></text:span><text:span text:style-name="Strong_20_Emphasis"><text:span text:style-name="T179">extra stuurprogramma's zijn</text:span></text:span><text:span text:style-name="Strong_20_Emphasis"><text:span text:style-name="T178"> </text:span></text:span><text:span text:style-name="Strong_20_Emphasis"><text:span text:style-name="T180">via </text:span></text:span><text:span text:style-name="Strong_20_Emphasis"><text:span text:style-name="T107">een </text:span></text:span><text:span text:style-name="Strong_20_Emphasis"><text:span text:style-name="T108">druk</text:span></text:span><text:span text:style-name="Strong_20_Emphasis"><text:span text:style-name="T107"> op</text:span></text:span><text:span text:style-name="Strong_20_Emphasis"><text:span text:style-name="T109"> de </text:span></text:span><text:span text:style-name="Strong_20_Emphasis"><text:span text:style-name="T110">Super</text:span></text:span><text:span text:style-name="Strong_20_Emphasis"><text:span text:style-name="T109">-toets</text:span></text:span><text:span text:style-name="Strong_20_Emphasis"><text:span text:style-name="T51"><text:note-ref text:note-class="footnote" text:reference-format="text" text:ref-name="ftn8">1</text:note-ref></text:span></text:span><text:span text:style-name="Strong_20_Emphasis"><text:span text:style-name="T107">, </text:span></text:span><text:span text:style-name="Strong_20_Emphasis"><text:span text:style-name="T111">t</text:span></text:span><text:span text:style-name="Strong_20_Emphasis"><text:span text:style-name="T112">yp </text:span></text:span><text:span text:style-name="Strong_20_Emphasis"><text:span text:style-name="T217">stuu</text:span></text:span><text:span text:style-name="Strong_20_Emphasis"><text:span text:style-name="T113"> </text:span></text:span><text:span text:style-name="Strong_20_Emphasis"><text:span text:style-name="T114">e</text:span></text:span><text:span text:style-name="Strong_20_Emphasis"><text:span text:style-name="T115">n </text:span></text:span><text:span text:style-name="Strong_20_Emphasis"><text:span text:style-name="T116">k</text:span></text:span><text:span text:style-name="Strong_20_Emphasis"><text:span text:style-name="T115">lik op het pictogram van</text:span></text:span><text:span text:style-name="Strong_20_Emphasis"><text:span text:style-name="T117"> </text:span></text:span><text:span text:style-name="Strong_20_Emphasis"><text:span text:style-name="T218">Ex</text:span></text:span><text:span text:style-name="Strong_20_Emphasis"><text:span text:style-name="T219">tra stuurprogramma's</text:span></text:span><text:span text:style-name="Strong_20_Emphasis"><text:span text:style-name="T107">.</text:span></text:span></text:p>
          </table:table-cell>
        </table:table-row>
        <table:table-row table:style-name="TableLine94143920082256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4"><text:span text:style-name="T40">Selecteer </text:span><text:span text:style-name="T41">de gewenste stuurprogramma'</text:span><text:span text:style-name="T42">s</text:span><text:span text:style-name="T41"> en </text:span><text:span text:style-name="T40">klik op </text:span><text:span text:style-name="T43">Wijzigingen doorvoeren</text:span><text:span text:style-name="T40">.</text:span></text:p>
          </table:table-cell>
        </table:table-row>
        <table:table-row table:style-name="TableLine94143920181744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143920187312">
          <table:table-cell table:style-name="_33_._5f_Installatie_5f_afronden.A1" office:value-type="string">
            <text:p text:style-name="P62"><text:span text:style-name="Strong_20_Emphasis"><text:span text:style-name="T118"><text:s/></text:span></text:span><text:span text:style-name="Strong_20_Emphasis"><text:span text:style-name="T167"><draw:control text:anchor-type="as-char" draw:z-index="11" draw:name="Vorm29" draw:style-name="gr1" draw:text-style-name="P108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63"><text:span text:style-name="Strong_20_Emphasis"><text:span text:style-name="T90">Controleer </text:span></text:span><text:span text:style-name="Strong_20_Emphasis"><text:span text:style-name="T91">of er updates zijn </text:span></text:span><text:span text:style-name="Strong_20_Emphasis"><text:span text:style-name="T92">via </text:span></text:span><text:span text:style-name="Strong_20_Emphasis"><text:span text:style-name="T130">een </text:span></text:span><text:span text:style-name="Strong_20_Emphasis"><text:span text:style-name="T150">druk</text:span></text:span><text:span text:style-name="Strong_20_Emphasis"><text:span text:style-name="T130"> op</text:span></text:span><text:span text:style-name="Strong_20_Emphasis"><text:span text:style-name="T151"> de </text:span></text:span><text:span text:style-name="Strong_20_Emphasis"><text:span text:style-name="T133">Super</text:span></text:span><text:span text:style-name="Strong_20_Emphasis"><text:span text:style-name="T151">-toets</text:span></text:span><text:span text:style-name="Strong_20_Emphasis"><text:span text:style-name="T50"><text:note-ref text:note-class="footnote" text:reference-format="text" text:ref-name="ftn8">1</text:note-ref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4">upd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 </text:span></text:span><text:span text:style-name="Strong_20_Emphasis"><text:span text:style-name="T254">Updatebeheer</text:span></text:span><text:span text:style-name="Strong_20_Emphasis"><text:span text:style-name="T151">.</text:span></text:span></text:p>
          </table:table-cell>
        </table:table-row>
        <table:table-row table:style-name="TableLine94143920184624">
          <table:table-cell table:style-name="_33_._5f_Installatie_5f_afronden.A1" office:value-type="string">
            <text:p text:style-name="P62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60"><text:span text:style-name="T341">Als</text:span><text:span text:style-name="T342"> </text:span><text:span text:style-name="T343">er </text:span><text:span text:style-name="T342">updates beschikbaar zijn, k</text:span><text:span text:style-name="T344">lik op </text:span><text:span text:style-name="Strong_20_Emphasis"><text:span text:style-name="T344">Nu installeren</text:span></text:span><text:span text:style-name="T344">.</text:span></text:p>
          </table:table-cell>
        </table:table-row>
        <table:table-row table:style-name="TableLine94143920186240">
          <table:table-cell table:style-name="_33_._5f_Installatie_5f_afronden.A1" office:value-type="string">
            <text:p text:style-name="P62"><text:span text:style-name="Strong_20_Emphasis"><text:span text:style-name="T167"/></text:span></text:p>
          </table:table-cell>
          <table:table-cell table:style-name="_33_._5f_Installatie_5f_afronden.A1" office:value-type="string">
            <text:p text:style-name="P60"><text:span text:style-name="T345">A</text:span><text:span text:style-name="T435">ls </text:span><text:span text:style-name="Strong_20_Emphasis"><text:span text:style-name="T346">Updatebeheer </text:span></text:span><text:span text:style-name="T435">hierom vraagt, </text:span><text:span text:style-name="T438">h</text:span><text:span text:style-name="T435">erstart </text:span><text:span text:style-name="T439">de</text:span><text:span text:style-name="T435"> computer </text:span><text:span text:style-name="T440">en daarna weer aanmelden als </text:span><text:span text:style-name="Definition"><text:span text:style-name="T432">gebruiker</text:span></text:span><text:span text:style-name="T435">.</text:span></text:p>
          </table:table-cell>
        </table:table-row>
        <table:table-row table:style-name="TableLine9414392013492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143920164576">
          <table:table-cell table:style-name="_33_._5f_Installatie_5f_afronden.A1" office:value-type="string">
            <text:p text:style-name="P61"><text:span text:style-name="Strong_20_Emphasis"><text:span text:style-name="T118"><text:s/></text:span></text:span><text:span text:style-name="Strong_20_Emphasis"><text:span text:style-name="T167"><draw:control text:anchor-type="as-char" draw:z-index="18" draw:name="Vorm4_1" draw:style-name="gr1" draw:text-style-name="P108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18">Installeer </text:span></text:span><text:span text:style-name="Strong_20_Emphasis"><text:span text:style-name="T119">pakket kz</text:span></text:span><text:span text:style-name="Strong_20_Emphasis"><text:span text:style-name="T118"> </text:span></text:span><text:span text:style-name="Strong_20_Emphasis"><text:span text:style-name="T120">via </text:span></text:span><text:span text:style-name="Strong_20_Emphasis"><text:span text:style-name="T122">het </text:span></text:span><text:span text:style-name="Strong_20_Emphasis"><text:span text:style-name="T123">s</text:span></text:span><text:span text:style-name="Strong_20_Emphasis"><text:span text:style-name="T120">tart</text:span></text:span><text:span text:style-name="Strong_20_Emphasis"><text:span text:style-name="T122">en van</text:span></text:span><text:span text:style-name="Strong_20_Emphasis"><text:span text:style-name="T124"> </text:span></text:span><text:span text:style-name="Strong_20_Emphasis"><text:span text:style-name="T208">Terminalvenster</text:span></text:span><text:span text:style-name="Strong_20_Emphasis"><text:span text:style-name="T120"> met toetscombinatie <text:line-break/></text:span></text:span><text:span text:style-name="Strong_20_Emphasis"><text:span text:style-name="T121">Ctrl</text:span></text:span><text:span text:style-name="Strong_20_Emphasis"><text:span text:style-name="T120"> </text:span></text:span><text:span text:style-name="Strong_20_Emphasis"><text:span text:style-name="T121">Alt</text:span></text:span><text:span text:style-name="Strong_20_Emphasis"><text:span text:style-name="T120"> </text:span></text:span><text:span text:style-name="Strong_20_Emphasis"><text:span text:style-name="T121">T</text:span></text:span><text:span text:style-name="Strong_20_Emphasis"><text:span text:style-name="T122">. </text:span></text:span></text:p>
          </table:table-cell>
        </table:table-row>
        <table:table-row table:style-name="TableLine94143920148768">
          <table:table-cell table:style-name="_33_._5f_Installatie_5f_afronden.A1" office:value-type="string">
            <text:p text:style-name="P66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71"><text:span text:style-name="T441">Typ</text:span><text:span text:style-name="Strong_20_Emphasis"><text:span text:style-name="T125">, of </text:span></text:span><text:span text:style-name="Strong_20_Emphasis"><text:span text:style-name="T122">kopieer en plak, de</text:span></text:span><text:span text:style-name="Strong_20_Emphasis"><text:span text:style-name="T152">z</text:span></text:span><text:span text:style-name="Strong_20_Emphasis"><text:span text:style-name="T122">e </text:span></text:span><text:span text:style-name="Strong_20_Emphasis"><text:span text:style-name="T127">twee </text:span></text:span><text:span text:style-name="Strong_20_Emphasis"><text:span text:style-name="T122">opdrachten, ieder gevolgd door de </text:span></text:span><text:span text:style-name="Strong_20_Emphasis"><text:span text:style-name="T121">Enter</text:span></text:span><text:span text:style-name="Strong_20_Emphasis"><text:span text:style-name="T120">-toets:<text:line-break/></text:span></text:span><text:span text:style-name="User_20_Entry"><text:span text:style-name="T38">wget karelzimmer.nl/</text:span></text:span><text:span text:style-name="User_20_Entry"><text:span text:style-name="T39">kz</text:span></text:span><text:span text:style-name="User_20_Entry"><text:span text:style-name="T38"><text:line-break/>bash </text:span></text:span><text:span text:style-name="User_20_Entry"><text:span text:style-name="T39">kz</text:span></text:span></text:p>
          </table:table-cell>
        </table:table-row>
        <table:table-row table:style-name="TableLine94143920166720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82"><text:span text:style-name="T435">V</text:span><text:span text:style-name="Strong_20_Emphasis"><text:span text:style-name="T128">olg </text:span></text:span><text:span text:style-name="Strong_20_Emphasis"><text:span text:style-name="T129">de aanwijzingen op het scherm.</text:span></text:span></text:p>
          </table:table-cell>
        </table:table-row>
        <table:table-row table:style-name="TableLine94143920182144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143920167392">
          <table:table-cell table:style-name="_33_._5f_Installatie_5f_afronden.A1" office:value-type="string">
            <text:p text:style-name="P62"><text:span text:style-name="Strong_20_Emphasis"><text:span text:style-name="T118"><text:s/></text:span></text:span><text:span text:style-name="Strong_20_Emphasis"><text:span text:style-name="T167"><draw:control text:anchor-type="as-char" draw:z-index="12" draw:name="Vorm37" draw:style-name="gr1" draw:text-style-name="P108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63"><text:span text:style-name="Strong_20_Emphasis"><text:span text:style-name="T153">Rond de</text:span></text:span><text:span text:style-name="Strong_20_Emphasis"><text:span text:style-name="T154"> installatie </text:span></text:span><text:span text:style-name="Strong_20_Emphasis"><text:span text:style-name="T153">af </text:span></text:span><text:span text:style-name="Strong_20_Emphasis"><text:span text:style-name="T120">via </text:span></text:span><text:span text:style-name="Strong_20_Emphasis"><text:span text:style-name="T155">een</text:span></text:span><text:span text:style-name="Strong_20_Emphasis"><text:span text:style-name="T156"> druk</text:span></text:span><text:span text:style-name="Strong_20_Emphasis"><text:span text:style-name="T155"> op</text:span></text:span><text:span text:style-name="Strong_20_Emphasis"><text:span text:style-name="T151"> de </text:span></text:span><text:span text:style-name="Strong_20_Emphasis"><text:span text:style-name="T133">Super</text:span></text:span><text:span text:style-name="Strong_20_Emphasis"><text:span text:style-name="T151">-toets</text:span></text:span><text:span text:style-name="Strong_20_Emphasis"><text:span text:style-name="T50"><text:note-ref text:note-class="footnote" text:reference-format="text" text:ref-name="ftn8">1</text:note-ref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5">men</text:span></text:span><text:span text:style-name="Strong_20_Emphasis"><text:span text:style-name="T210">u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 </text:span></text:span><text:span text:style-name="Strong_20_Emphasis"><text:span text:style-name="T247">Installatiem</text:span></text:span><text:span text:style-name="Strong_20_Emphasis"><text:span text:style-name="T248">enu</text:span></text:span><text:span text:style-name="Strong_20_Emphasis"><text:span text:style-name="T136">.</text:span></text:span></text:p>
          </table:table-cell>
        </table:table-row>
        <table:table-row table:style-name="TableLine94143920168176">
          <table:table-cell table:style-name="_33_._5f_Installatie_5f_afronden.A1" office:value-type="string">
            <text:p text:style-name="P62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83"><text:span text:style-name="Strong_20_Emphasis"><text:span text:style-name="T157">K</text:span></text:span><text:span text:style-name="Strong_20_Emphasis"><text:span text:style-name="T140">ie</text:span></text:span><text:span text:style-name="Strong_20_Emphasis"><text:span text:style-name="T141">s </text:span></text:span><text:span text:style-name="Strong_20_Emphasis"><text:span text:style-name="T255">3</text:span></text:span><text:span text:style-name="Strong_20_Emphasis"><text:span text:style-name="T206"> </text:span></text:span><text:span text:style-name="Strong_20_Emphasis"><text:span text:style-name="T256">Installatie</text:span></text:span><text:span text:style-name="Strong_20_Emphasis"><text:span text:style-name="T257"> </text:span></text:span><text:span text:style-name="Strong_20_Emphasis"><text:span text:style-name="T258">afronden</text:span></text:span><text:span text:style-name="Strong_20_Emphasis"><text:span text:style-name="T157"> </text:span></text:span><text:span text:style-name="Strong_20_Emphasis"><text:span text:style-name="T142">en </text:span></text:span><text:span text:style-name="Strong_20_Emphasis"><text:span text:style-name="T158">v</text:span></text:span><text:span text:style-name="Strong_20_Emphasis"><text:span text:style-name="T129">olg de aanwijzingen op het scherm.</text:span></text:span></text:p>
          </table:table-cell>
        </table:table-row>
        <table:table-row table:style-name="TableLine94143920180304"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83"/>
          </table:table-cell>
        </table:table-row>
        <table:table-row table:style-name="TableLine94143920181088">
          <table:table-cell table:style-name="_33_._5f_Installatie_5f_afronden.A1" office:value-type="string">
            <text:p text:style-name="P92"><text:span text:style-name="Strong_20_Emphasis"><text:span text:style-name="T118"><text:s/></text:span></text:span><text:span text:style-name="Strong_20_Emphasis"><text:span text:style-name="T167"><draw:control text:anchor-type="as-char" draw:z-index="23" draw:name="Vorm 1" draw:style-name="gr1" draw:text-style-name="P108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91">Herstart de computer.</text:p>
          </table:table-cell>
        </table:table-row>
        <table:table-row table:style-name="TableLine94143920172016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91"/>
          </table:table-cell>
        </table:table-row>
        <table:table-row table:style-name="TableLine94143920172800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91">De installatie kan nagelopen worden met bestand <text:span text:style-name="T448">App</text:span><text:span text:style-name="T449">s</text:span> in map <text:span text:style-name="T448">kz</text:span> in <text:span text:style-name="T448">Documenten</text:span>.</text:p>
          </table:table-cell>
        </table:table-row>
      </table:table>
      <text:p text:style-name="P57"><text:span text:style-name="Strong_20_Emphasis"><text:span text:style-name="T85"><text:tab/></text:span></text:span></text:p>
      <text:p text:style-name="P58"><text:span text:style-name="Strong_20_Emphasis"><text:span text:style-name="T142"/></text:span></text:p>
      <text:p text:style-name="P59"><text:span text:style-name="Strong_20_Emphasis"><text:span text:style-name="T129"/></text:span></text:p>
      <text:list xml:id="list130943751357207" text:continue-numbering="true" text:style-name="L1">
        <text:list-item>
          <text:p text:style-name="P103"><text:span text:style-name="Strong_20_Emphasis"><text:span text:style-name="T424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4143920169632">
          <table:table-cell table:style-name="Tabel2.A1" office:value-type="string">
            <text:p text:style-name="P72"><text:span text:style-name="Strong_20_Emphasis"><text:span text:style-name="T118"><text:s/></text:span></text:span><text:span text:style-name="Strong_20_Emphasis"><text:span text:style-name="T167"><draw:control text:anchor-type="as-char" draw:z-index="19" draw:name="Vorm40_0" draw:style-name="gr1" draw:text-style-name="P108" svg:width="0.35cm" svg:height="0.35cm" draw:control="control20"/></text:span></text:span></text:p>
          </table:table-cell>
          <table:table-cell table:style-name="Tabel2.A1" office:value-type="string">
            <text:p text:style-name="P25"><text:span text:style-name="Strong_20_Emphasis"><text:span text:style-name="T85">Aanmelden als </text:span></text:span><text:span text:style-name="Definition"><text:span text:style-name="T429">gebruiker</text:span></text:span><text:span text:style-name="Strong_20_Emphasis"><text:span text:style-name="T159"><text:note text:id="ftn9" text:note-class="footnote"><text:note-citation>1</text:note-citation><text:note-body><text:p text:style-name="P88"><text:span text:style-name="User_20_Entry"><text:span text:style-name="T281">E</text:span></text:span><text:span text:style-name="User_20_Entry"><text:span text:style-name="T282">ventuele extra </text:span></text:span><text:span text:style-name="User_20_Entry"><text:span text:style-name="T283">gebruiker</text:span></text:span><text:span text:style-name="User_20_Entry"><text:span text:style-name="T282">s aanmelden en dezelfde stappen uitvoeren.</text:span></text:span></text:p></text:note-body></text:note></text:span></text:span><text:span text:style-name="Strong_20_Emphasis"><text:span text:style-name="T85">.</text:span></text:span></text:p>
          </table:table-cell>
        </table:table-row>
        <table:table-row table:style-name="TableLine94143920236912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7"/>
          </table:table-cell>
        </table:table-row>
        <table:table-row table:style-name="TableLine94143920276528">
          <table:table-cell table:style-name="Tabel2.A1" office:value-type="string">
            <text:p text:style-name="P80"><text:span text:style-name="Strong_20_Emphasis"><text:span text:style-name="T118"><text:s/></text:span></text:span><text:span text:style-name="Strong_20_Emphasis"><text:span text:style-name="T167"><draw:control text:anchor-type="as-char" draw:z-index="21" draw:name="Vorm40_2" draw:style-name="gr1" draw:text-style-name="P108" svg:width="0.35cm" svg:height="0.35cm" draw:control="control22"/></text:span></text:span></text:p>
          </table:table-cell>
          <table:table-cell table:style-name="Tabel2.A1" office:value-type="string">
            <text:p text:style-name="P24"><text:span text:style-name="Strong_20_Emphasis"><text:span text:style-name="T160">R</text:span></text:span><text:span text:style-name="Strong_20_Emphasis"><text:span text:style-name="T161">icht </text:span></text:span><text:span text:style-name="Strong_20_Emphasis"><text:span text:style-name="T162">de </text:span></text:span><text:span text:style-name="Definition"><text:span text:style-name="T6">gebruiker</text:span></text:span><text:span text:style-name="Strong_20_Emphasis"><text:span text:style-name="T161"> </text:span></text:span><text:span text:style-name="Strong_20_Emphasis"><text:span text:style-name="T163">in </text:span></text:span><text:span text:style-name="Strong_20_Emphasis"><text:span text:style-name="T120">via </text:span></text:span><text:span text:style-name="Strong_20_Emphasis"><text:span text:style-name="T155">een</text:span></text:span><text:span text:style-name="Strong_20_Emphasis"><text:span text:style-name="T156"> druk</text:span></text:span><text:span text:style-name="Strong_20_Emphasis"><text:span text:style-name="T155"> op</text:span></text:span><text:span text:style-name="Strong_20_Emphasis"><text:span text:style-name="T151"> de </text:span></text:span><text:span text:style-name="Strong_20_Emphasis"><text:span text:style-name="T133">Super</text:span></text:span><text:span text:style-name="Strong_20_Emphasis"><text:span text:style-name="T151">-toets</text:span></text:span><text:span text:style-name="Strong_20_Emphasis"><text:span text:style-name="T50"><text:note text:id="ftn10" text:note-class="footnote"><text:note-citation>2</text:note-citation><text:note-body><text:p text:style-name="P85"><text:span text:style-name="T287">D</text:span>e <text:span text:style-name="T416">Super</text:span>-toets <text:span text:style-name="T287">is </text:span>de Windows<text:span text:style-name="T420">-</text:span><text:span text:style-name="T415">toets</text:span>, <text:span text:style-name="T420">C</text:span>ommand-<text:span text:style-name="T415">toets</text:span>, of <text:span text:style-name="T420">V</text:span>ergrootglas-toets.</text:p></text:note-body></text:note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5">men</text:span></text:span><text:span text:style-name="Strong_20_Emphasis"><text:span text:style-name="T210">u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 </text:span></text:span><text:span text:style-name="Strong_20_Emphasis"><text:span text:style-name="T247">Installatiem</text:span></text:span><text:span text:style-name="Strong_20_Emphasis"><text:span text:style-name="T248">enu</text:span></text:span><text:span text:style-name="Strong_20_Emphasis"><text:span text:style-name="T136">.</text:span></text:span></text:p>
          </table:table-cell>
        </table:table-row>
        <table:table-row table:style-name="TableLine94143920300928"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23"><text:span text:style-name="Strong_20_Emphasis"><text:span text:style-name="T157">K</text:span></text:span><text:span text:style-name="Strong_20_Emphasis"><text:span text:style-name="T140">ie</text:span></text:span><text:span text:style-name="Strong_20_Emphasis"><text:span text:style-name="T141">s </text:span></text:span><text:span text:style-name="Strong_20_Emphasis"><text:span text:style-name="T255">4 </text:span></text:span><text:span text:style-name="Strong_20_Emphasis"><text:span text:style-name="T216">Gebruiker inrichten</text:span></text:span><text:span text:style-name="Strong_20_Emphasis"><text:span text:style-name="T157"> </text:span></text:span><text:span text:style-name="Strong_20_Emphasis"><text:span text:style-name="T142">en </text:span></text:span><text:span text:style-name="Strong_20_Emphasis"><text:span text:style-name="T158">v</text:span></text:span><text:span text:style-name="Strong_20_Emphasis"><text:span text:style-name="T129">olg de aanwijzingen op het scherm</text:span></text:span><text:span text:style-name="Strong_20_Emphasis"><text:span text:style-name="T207">.</text:span></text:span></text:p>
          </table:table-cell>
        </table:table-row>
        <table:table-row table:style-name="TableLine94143920301552"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23"/>
          </table:table-cell>
        </table:table-row>
        <table:table-row table:style-name="TableLine94143920302176">
          <table:table-cell table:style-name="Tabel2.A1" office:value-type="string">
            <text:p text:style-name="P45"><text:span text:style-name="Strong_20_Emphasis"><text:span text:style-name="T106"><text:s/></text:span></text:span><text:span text:style-name="Strong_20_Emphasis"><text:span text:style-name="T166"><draw:control text:anchor-type="as-char" draw:z-index="28" draw:name="Vorm40_ 1" draw:style-name="gr1" draw:text-style-name="P108" svg:width="0.35cm" svg:height="0.35cm" draw:control="control29"/></text:span></text:span></text:p>
          </table:table-cell>
          <table:table-cell table:style-name="Tabel2.A1" office:value-type="string">
            <text:p text:style-name="P97">Wijzig <text:span text:style-name="T452">A</text:span>chtergrond<text:note text:id="ftn11" text:note-class="footnote"><text:note-citation>3</text:note-citation><text:note-body><text:p text:style-name="P96">Via <text:span text:style-name="T451">een druk op </text:span>d<text:span text:style-name="T348">e </text:span><text:span text:style-name="T349">Super</text:span><text:span text:style-name="T348">-toets, </text:span><text:span text:style-name="T347">zoek </text:span><text:span text:style-name="T350">acht</text:span><text:span text:style-name="T347"> en klik achter </text:span><text:span text:style-name="T350">Instellingen</text:span><text:span text:style-name="T347"> op </text:span><text:span text:style-name="T350">Achtergrond</text:span><text:span text:style-name="T348">.</text:span></text:p></text:note-body></text:note>, zie bestand <text:span text:style-name="T449">A</text:span><text:span text:style-name="T448">chtergrond</text:span> in map <text:span text:style-name="T448">kz</text:span> in <text:span text:style-name="T448">Documenten</text:span>.</text:p>
          </table:table-cell>
        </table:table-row>
        <table:table-row table:style-name="TableLine94143920305856">
          <table:table-cell table:style-name="Tabel2.A1" office:value-type="string">
            <text:p text:style-name="P45"><text:span text:style-name="Strong_20_Emphasis"><text:span text:style-name="T106"><text:s/></text:span></text:span><text:span text:style-name="Strong_20_Emphasis"><text:span text:style-name="T166"><draw:control text:anchor-type="as-char" draw:z-index="29" draw:name="Vorm40_ 2" draw:style-name="gr1" draw:text-style-name="P108" svg:width="0.35cm" svg:height="0.35cm" draw:control="control30"/></text:span></text:span></text:p>
          </table:table-cell>
          <table:table-cell table:style-name="Tabel2.A1" office:value-type="string">
            <text:p text:style-name="P97">Wijzig Gebruikersfoto<text:note text:id="ftn12" text:note-class="footnote"><text:note-citation>4</text:note-citation><text:note-body><text:p text:style-name="P96">Via <text:span text:style-name="T451">een druk op </text:span>d<text:span text:style-name="T348">e </text:span><text:span text:style-name="T349">Super</text:span><text:span text:style-name="T348">-toets, </text:span><text:span text:style-name="T347">zoek </text:span><text:span text:style-name="T350">gebr</text:span><text:span text:style-name="T347"> en klik achter </text:span><text:span text:style-name="T350">Instellingen</text:span><text:span text:style-name="T347"> op </text:span><text:span text:style-name="T350">Gebruikers</text:span><text:span text:style-name="T348">.</text:span></text:p></text:note-body></text:note>, zie bestand <text:span text:style-name="T448">Gebruikersfoto</text:span> in map <text:span text:style-name="T448">kz</text:span> in <text:span text:style-name="T448">Documenten</text:span>.</text:p>
          </table:table-cell>
        </table:table-row>
        <table:table-row table:style-name="TableLine94143920306256">
          <table:table-cell table:style-name="Tabel2.A1" office:value-type="string">
            <text:p text:style-name="P48"><text:span text:style-name="Strong_20_Emphasis"><text:span text:style-name="T106"><text:s/></text:span></text:span><text:span text:style-name="Strong_20_Emphasis"><text:span text:style-name="T166"><draw:control text:anchor-type="as-char" draw:z-index="30" draw:name="Vorm36_ 3" draw:style-name="gr1" draw:text-style-name="P108" svg:width="0.35cm" svg:height="0.35cm" draw:control="control31"/></text:span></text:span></text:p>
          </table:table-cell>
          <table:table-cell table:style-name="Tabel2.A1" office:value-type="string">
            <text:p text:style-name="P98">Controleer Favorieten met <text:span text:style-name="T453">bestand </text:span><text:span text:style-name="T449">Favorieten</text:span><text:span text:style-name="T453"> in map </text:span><text:span text:style-name="T450">kz</text:span><text:span text:style-name="T453"> in </text:span><text:span text:style-name="T450">Documenten</text:span><text:span text:style-name="T453">.</text:span></text:p>
          </table:table-cell>
        </table:table-row>
        <table:table-row table:style-name="TableLine94143920306256"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52"/>
          </table:table-cell>
        </table:table-row>
        <table:table-row table:style-name="TableLine94143920306880">
          <table:table-cell table:style-name="Tabel2.A1" office:value-type="string">
            <text:p text:style-name="P41"><text:span text:style-name="Strong_20_Emphasis"><text:span text:style-name="T106"><text:s/></text:span></text:span><text:span text:style-name="Strong_20_Emphasis"><text:span text:style-name="T166"><draw:control text:anchor-type="as-char" draw:z-index="22" draw:name="Vorm40_1" draw:style-name="gr1" draw:text-style-name="P108" svg:width="0.35cm" svg:height="0.35cm" draw:control="control23"/></text:span></text:span></text:p>
          </table:table-cell>
          <table:table-cell table:style-name="Tabel2.A1" office:value-type="string">
            <text:p text:style-name="P52">Afmelden.</text:p>
          </table:table-cell>
        </table:table-row>
      </table:table>
      <text:p text:style-name="P21"><text:span text:style-name="Strong_20_Emphasis"><text:span text:style-name="T164"/></text:span></text:p>
      <text:p text:style-name="P40"/>
      <text:p text:style-name="P46"><text:span text:style-name="T298">E</text:span><text:span text:style-name="T299">inde c</text:span><text:span text:style-name="T300">hecklist, </text:span><text:span text:style-name="T301">d</text:span><text:span text:style-name="T300">e installatie van </text:span><text:span text:style-name="T300"><text:reference-ref text:reference-format="text" text:ref-name="Distributie">Ubuntu</text:reference-ref></text:span><text:span text:style-name="T300"><text:s/></text:span><text:span text:style-name="T302"><text:reference-ref text:reference-format="text" text:ref-name="Versie">22.04</text:reference-ref></text:span><text:span text:style-name="Strong_20_Emphasis"><text:span text:style-name="T324"><text:s/></text:span></text:span><text:span text:style-name="Strong_20_Emphasis"><text:span text:style-name="T325">LTS</text:span></text:span><text:span text:style-name="T48"> </text:span><text:span text:style-name="T300"><text:reference-ref text:reference-format="text" text:ref-name="Editie">desktop</text:reference-ref></text:span><text:span text:style-name="T300"><text:s/>is voltooid.</text:span></text:p>
      <text:p text:style-name="P19"/>
      <text:p text:style-name="P47"><text:span text:style-name="T300">I</text:span><text:span text:style-name="T297">ndien gewenst </text:span><text:span text:style-name="T304">volg</text:span><text:span text:style-name="T297"> </text:span><text:span text:style-name="T310">eenmalig</text:span><text:span text:style-name="T303"> </text:span><text:span text:style-name="T297">de Checklist instellen</text:span><text:span text:style-name="T300"> </text:span><text:span text:style-name="T300"><text:reference-ref text:reference-format="text" text:ref-name="Distributie">Ubuntu</text:reference-ref></text:span><text:span text:style-name="T300"><text:s/></text:span><text:span text:style-name="T305">en Debian </text:span><text:span text:style-name="T300"><text:reference-ref text:reference-format="text" text:ref-name="Editie">desktop</text:reference-ref></text:span><text:span text:style-name="T297">.</text:span></text:p>
      <text:p text:style-name="P18"/>
      <text:p text:style-name="P6"><text:span text:style-name="T176">Geschreven</text:span><text:span text:style-name="T93"> door Karel Zimmer &lt;</text:span><text:a xlink:type="simple" xlink:href="mailto:info@karelzimmer.nl" text:style-name="Internet_20_link" text:visited-style-name="Visited_20_Internet_20_Link"><text:span text:style-name="T435">info@karelzimmer.nl</text:span></text:a><text:span text:style-name="T93">&gt;</text:span><text:span text:style-name="T9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5-06T13:09:43.024557586">06-05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5-06T13:09:42.826359894</dc:date>
    <meta:keyword>Installatie</meta:keyword>
    <meta:keyword>Checklist</meta:keyword>
    <meta:keyword>Linux</meta:keyword>
    <meta:editing-cycles>6397</meta:editing-cycles>
    <meta:editing-duration>P11DT6H41M58S</meta:editing-duration>
    <meta:print-date>2021-03-23T20:07:57.967210640</meta:print-date>
    <dc:creator>Karel Zimmer</dc:creator>
    <meta:document-statistic meta:table-count="4" meta:image-count="0" meta:object-count="0" meta:page-count="4" meta:paragraph-count="107" meta:word-count="930" meta:character-count="6384" meta:non-whitespace-character-count="5486"/>
    <meta:user-defined meta:name="Info 1"/>
    <meta:user-defined meta:name="Info 2"/>
    <meta:user-defined meta:name="Info 3"/>
    <meta:user-defined meta:name="Info 4"/>
  </office:meta>
</office:document-meta>
</file>